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>
      <style:table-properties style:width="16.801cm" table:align="left" style:may-break-between-rows="true" style:writing-mode="lr-tb"/>
    </style:style>
    <style:style style:name="Tabela1.A" style:family="table-column">
      <style:table-column-properties style:column-width="2.903cm"/>
    </style:style>
    <style:style style:name="Tabela1.B" style:family="table-column">
      <style:table-column-properties style:column-width="1.099cm"/>
    </style:style>
    <style:style style:name="Tabela1.C" style:family="table-column">
      <style:table-column-properties style:column-width="12.799cm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.3" style:family="table-row">
      <style:table-row-properties style:min-row-height="0.953cm"/>
    </style:style>
    <style:style style:name="Tabela1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5" style:family="table">
      <style:table-properties style:width="15.371cm" fo:margin-left="0cm" table:align="left" style:may-break-between-rows="true" style:writing-mode="lr-tb"/>
    </style:style>
    <style:style style:name="Table15.A" style:family="table-column">
      <style:table-column-properties style:column-width="3.265cm"/>
    </style:style>
    <style:style style:name="Table15.B" style:family="table-column">
      <style:table-column-properties style:column-width="1.09cm"/>
    </style:style>
    <style:style style:name="Table15.C" style:family="table-column">
      <style:table-column-properties style:column-width="11.015cm"/>
    </style:style>
    <style:style style:name="Table15.1" style:family="table-row">
      <style:table-row-properties style:min-row-height="0.741cm"/>
    </style:style>
    <style:style style:name="Table1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5.3" style:family="table-row">
      <style:table-row-properties style:min-row-height="0.953cm"/>
    </style:style>
    <style:style style:name="Table15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5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5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5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5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2" style:family="table">
      <style:table-properties style:width="16.801cm" table:align="left" style:may-break-between-rows="true" style:writing-mode="lr-tb"/>
    </style:style>
    <style:style style:name="Tabela2.A" style:family="table-column">
      <style:table-column-properties style:column-width="2.903cm"/>
    </style:style>
    <style:style style:name="Tabela2.B" style:family="table-column">
      <style:table-column-properties style:column-width="1.099cm"/>
    </style:style>
    <style:style style:name="Tabela2.C" style:family="table-column">
      <style:table-column-properties style:column-width="12.799cm"/>
    </style:style>
    <style:style style:name="Tabela2.1" style:family="table-row">
      <style:table-row-properties style:min-row-height="0.741cm"/>
    </style:style>
    <style:style style:name="Tabela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.3" style:family="table-row">
      <style:table-row-properties style:min-row-height="0.953cm"/>
    </style:style>
    <style:style style:name="Tabela2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2.B1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.C1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.A19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none" fo:border-bottom="0.05pt solid #000000" fo:vertical-align="center">
        <style:background-image/>
      </style:table-cell-properties>
    </style:style>
    <style:style style:name="Tabela3" style:family="table">
      <style:table-properties style:width="15.371cm" fo:margin-left="0cm" table:align="left" style:may-break-between-rows="true" style:writing-mode="lr-tb"/>
    </style:style>
    <style:style style:name="Tabela3.A" style:family="table-column">
      <style:table-column-properties style:column-width="3.265cm"/>
    </style:style>
    <style:style style:name="Tabela3.B" style:family="table-column">
      <style:table-column-properties style:column-width="1.09cm"/>
    </style:style>
    <style:style style:name="Tabela3.C" style:family="table-column">
      <style:table-column-properties style:column-width="11.015cm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3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3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3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3.3" style:family="table-row">
      <style:table-row-properties style:min-row-height="0.953cm"/>
    </style:style>
    <style:style style:name="Tabela3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4" style:family="table">
      <style:table-properties style:width="16.801cm" table:align="left" style:may-break-between-rows="true" style:writing-mode="lr-tb"/>
    </style:style>
    <style:style style:name="Tabela4.A" style:family="table-column">
      <style:table-column-properties style:column-width="2.903cm"/>
    </style:style>
    <style:style style:name="Tabela4.B" style:family="table-column">
      <style:table-column-properties style:column-width="1.099cm"/>
    </style:style>
    <style:style style:name="Tabela4.C" style:family="table-column">
      <style:table-column-properties style:column-width="12.799cm"/>
    </style:style>
    <style:style style:name="Tabela4.1" style:family="table-row">
      <style:table-row-properties style:min-row-height="0.741cm"/>
    </style:style>
    <style:style style:name="Tabela4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4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4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4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4.3" style:family="table-row">
      <style:table-row-properties style:min-row-height="0.953cm"/>
    </style:style>
    <style:style style:name="Tabela4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4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" style:family="table">
      <style:table-properties style:width="15.371cm" fo:margin-left="0cm" table:align="left" style:may-break-between-rows="true" style:writing-mode="lr-tb"/>
    </style:style>
    <style:style style:name="Tabela5.A" style:family="table-column">
      <style:table-column-properties style:column-width="3.265cm"/>
    </style:style>
    <style:style style:name="Tabela5.B" style:family="table-column">
      <style:table-column-properties style:column-width="1.09cm"/>
    </style:style>
    <style:style style:name="Tabela5.C" style:family="table-column">
      <style:table-column-properties style:column-width="11.015cm"/>
    </style:style>
    <style:style style:name="Tabela5.1" style:family="table-row">
      <style:table-row-properties style:min-row-height="0.741cm"/>
    </style:style>
    <style:style style:name="Tabela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5.3" style:family="table-row">
      <style:table-row-properties style:min-row-height="0.953cm"/>
    </style:style>
    <style:style style:name="Tabela5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6" style:family="table">
      <style:table-properties style:width="16.801cm" table:align="left" style:may-break-between-rows="true" style:writing-mode="lr-tb"/>
    </style:style>
    <style:style style:name="Tabela6.A" style:family="table-column">
      <style:table-column-properties style:column-width="2.903cm"/>
    </style:style>
    <style:style style:name="Tabela6.B" style:family="table-column">
      <style:table-column-properties style:column-width="1.099cm"/>
    </style:style>
    <style:style style:name="Tabela6.C" style:family="table-column">
      <style:table-column-properties style:column-width="12.799cm"/>
    </style:style>
    <style:style style:name="Tabela6.1" style:family="table-row">
      <style:table-row-properties style:min-row-height="0.741cm"/>
    </style:style>
    <style:style style:name="Tabela6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6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6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6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6.3" style:family="table-row">
      <style:table-row-properties style:min-row-height="0.953cm"/>
    </style:style>
    <style:style style:name="Tabela6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6.B1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1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6.A18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none" fo:border-bottom="0.05pt solid #000000" fo:vertical-align="center">
        <style:background-image/>
      </style:table-cell-properties>
    </style:style>
    <style:style style:name="Tabela7" style:family="table">
      <style:table-properties style:width="15.371cm" fo:margin-left="0cm" table:align="left" style:may-break-between-rows="true" style:writing-mode="lr-tb"/>
    </style:style>
    <style:style style:name="Tabela7.A" style:family="table-column">
      <style:table-column-properties style:column-width="3.265cm"/>
    </style:style>
    <style:style style:name="Tabela7.B" style:family="table-column">
      <style:table-column-properties style:column-width="1.09cm"/>
    </style:style>
    <style:style style:name="Tabela7.C" style:family="table-column">
      <style:table-column-properties style:column-width="11.015cm"/>
    </style:style>
    <style:style style:name="Tabela7.1" style:family="table-row">
      <style:table-row-properties style:min-row-height="0.741cm"/>
    </style:style>
    <style:style style:name="Tabela7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7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7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7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7.3" style:family="table-row">
      <style:table-row-properties style:min-row-height="0.953cm"/>
    </style:style>
    <style:style style:name="Tabela7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8" style:family="table">
      <style:table-properties style:width="16.801cm" table:align="left" style:may-break-between-rows="true" style:writing-mode="lr-tb"/>
    </style:style>
    <style:style style:name="Tabela8.A" style:family="table-column">
      <style:table-column-properties style:column-width="2.903cm"/>
    </style:style>
    <style:style style:name="Tabela8.B" style:family="table-column">
      <style:table-column-properties style:column-width="1.099cm"/>
    </style:style>
    <style:style style:name="Tabela8.C" style:family="table-column">
      <style:table-column-properties style:column-width="12.799cm"/>
    </style:style>
    <style:style style:name="Tabela8.1" style:family="table-row">
      <style:table-row-properties style:min-row-height="0.741cm"/>
    </style:style>
    <style:style style:name="Tabela8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8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8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8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8.3" style:family="table-row">
      <style:table-row-properties style:min-row-height="0.953cm"/>
    </style:style>
    <style:style style:name="Tabela8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8.B14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14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.16" style:family="table-row">
      <style:table-row-properties style:min-row-height="1.037cm"/>
    </style:style>
    <style:style style:name="Tabela9" style:family="table">
      <style:table-properties style:width="15.371cm" fo:margin-left="0cm" table:align="left" style:may-break-between-rows="true" style:writing-mode="lr-tb"/>
    </style:style>
    <style:style style:name="Tabela9.A" style:family="table-column">
      <style:table-column-properties style:column-width="3.265cm"/>
    </style:style>
    <style:style style:name="Tabela9.B" style:family="table-column">
      <style:table-column-properties style:column-width="1.09cm"/>
    </style:style>
    <style:style style:name="Tabela9.C" style:family="table-column">
      <style:table-column-properties style:column-width="11.015cm"/>
    </style:style>
    <style:style style:name="Tabela9.1" style:family="table-row">
      <style:table-row-properties style:min-row-height="0.741cm"/>
    </style:style>
    <style:style style:name="Tabela9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9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9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9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9.3" style:family="table-row">
      <style:table-row-properties style:min-row-height="0.953cm"/>
    </style:style>
    <style:style style:name="Tabela9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9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9.A11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0" style:family="table">
      <style:table-properties style:width="16.801cm" table:align="left" style:may-break-between-rows="true" style:writing-mode="lr-tb"/>
    </style:style>
    <style:style style:name="Tabela10.A" style:family="table-column">
      <style:table-column-properties style:column-width="2.903cm"/>
    </style:style>
    <style:style style:name="Tabela10.B" style:family="table-column">
      <style:table-column-properties style:column-width="1.099cm"/>
    </style:style>
    <style:style style:name="Tabela10.C" style:family="table-column">
      <style:table-column-properties style:column-width="12.799cm"/>
    </style:style>
    <style:style style:name="Tabela10.1" style:family="table-row">
      <style:table-row-properties style:min-row-height="0.741cm"/>
    </style:style>
    <style:style style:name="Tabela10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0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0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0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0.3" style:family="table-row">
      <style:table-row-properties style:min-row-height="0.953cm"/>
    </style:style>
    <style:style style:name="Tabela10.A1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0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15" style:family="table-row">
      <style:table-row-properties style:min-row-height="1.037cm"/>
    </style:style>
    <style:style style:name="Tabela11" style:family="table">
      <style:table-properties style:width="15.371cm" fo:margin-left="0cm" table:align="left" style:may-break-between-rows="true" style:writing-mode="lr-tb"/>
    </style:style>
    <style:style style:name="Tabela11.A" style:family="table-column">
      <style:table-column-properties style:column-width="3.265cm"/>
    </style:style>
    <style:style style:name="Tabela11.B" style:family="table-column">
      <style:table-column-properties style:column-width="1.09cm"/>
    </style:style>
    <style:style style:name="Tabela11.C" style:family="table-column">
      <style:table-column-properties style:column-width="11.015cm"/>
    </style:style>
    <style:style style:name="Tabela11.1" style:family="table-row">
      <style:table-row-properties style:min-row-height="0.741cm"/>
    </style:style>
    <style:style style:name="Tabela1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1.3" style:family="table-row">
      <style:table-row-properties style:min-row-height="0.953cm"/>
    </style:style>
    <style:style style:name="Tabela11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1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1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1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1.A1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15921b" fo:background-color="transparent" style:font-name-asian="Arial" style:font-name-complex="Ari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20b321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25093b" fo:background-color="transparent" style:font-name-asian="Arial" style:font-name-complex="Arial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15921b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164fa7" fo:background-color="transparent" style:font-name-asian="Arial" style:font-name-complex="Ari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20b321" fo:background-color="transparent" style:font-name-asian="Arial" style:font-name-complex="Ari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25093b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19fdc5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25093b" fo:background-color="transparent" style:font-name-asian="Arial" style:font-name-complex="Ari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1e59be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25093b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b4749" officeooo:paragraph-rsid="001b4749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b4749" officeooo:paragraph-rsid="0025093b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20b321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20b321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1eeea" officeooo:paragraph-rsid="0021eeea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221d62" fo:background-color="transparent" style:font-name-asian="Arial" style:font-name-complex="Arial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15921b" fo:background-color="transparent" style:font-name-asian="Calibri" style:font-name-complex="Calibri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20b321" fo:background-color="transparent" style:font-name-asian="Calibri" style:font-name-complex="Calibri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25093b" fo:background-color="transparent" style:font-name-asian="Calibri" style:font-name-complex="Calibri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20b321" fo:background-color="transparent" style:font-name-asian="Calibri" style:font-name-complex="Calibri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221d62" officeooo:paragraph-rsid="00221d62" fo:background-color="transparent" style:font-name-asian="Calibri" style:font-name-complex="Calibri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20b321" fo:background-color="transparent" style:font-name-asian="Arial" style:font-name-complex="Arial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25093b" fo:background-color="transparent" style:font-name-asian="Arial" style:font-name-complex="Ari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Times New Roman" officeooo:paragraph-rsid="0015921b"/>
    </style:style>
    <style:style style:name="P27" style:family="paragraph" style:parent-style-name="Standard">
      <style:paragraph-properties fo:line-height="100%" fo:text-align="start" style:justify-single-word="false"/>
      <style:text-properties style:font-name="Times New Roman" officeooo:paragraph-rsid="0020b321"/>
    </style:style>
    <style:style style:name="P28" style:family="paragraph" style:parent-style-name="Standard">
      <style:paragraph-properties fo:line-height="100%" fo:text-align="start" style:justify-single-word="false"/>
      <style:text-properties style:font-name="Times New Roman" officeooo:paragraph-rsid="0025093b"/>
    </style:style>
    <style:style style:name="P29" style:family="paragraph" style:parent-style-name="Standard">
      <style:text-properties style:font-name="Times New Roman" officeooo:paragraph-rsid="0020b321"/>
    </style:style>
    <style:style style:name="P3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15921b" fo:background-color="transparent" style:font-name-asian="Calibri" style:font-name-complex="Calibri"/>
    </style:style>
    <style:style style:name="P3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Times New Roman" fo:font-size="11pt" fo:font-weight="normal" officeooo:paragraph-rsid="0015921b" fo:background-color="transparent" style:font-name-asian="Calibri" style:font-name-complex="Calibri"/>
    </style:style>
    <style:style style:name="P32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style:use-window-font-color="true" style:font-name="Times New Roman" fo:font-size="11pt" fo:font-weight="normal" officeooo:rsid="002004a1" officeooo:paragraph-rsid="0020b321" fo:background-color="transparent" style:font-name-asian="Calibri" style:font-name-complex="Calibri"/>
    </style:style>
    <style:style style:name="P33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Times New Roman" fo:font-size="11pt" fo:font-weight="normal" officeooo:paragraph-rsid="0025093b" fo:background-color="transparent" style:font-name-asian="Calibri" style:font-name-complex="Calibri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b4749" officeooo:paragraph-rsid="002fb5a1" fo:background-color="transparent" style:font-name-asian="Arial" style:font-name-complex="Ari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b4749" officeooo:paragraph-rsid="0034561c" fo:background-color="transparent" style:font-name-asian="Arial" style:font-name-complex="Ari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a8cb9" officeooo:paragraph-rsid="002a8cb9" fo:background-color="transparent" style:font-name-asian="Arial" style:font-name-complex="Ari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a8cb9" officeooo:paragraph-rsid="0034561c" fo:background-color="transparent" style:font-name-asian="Arial" style:font-name-complex="Arial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2e48a1" fo:background-color="transparent" style:font-name-asian="Arial" style:font-name-complex="Arial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2fb5a1" fo:background-color="transparent" style:font-name-asian="Arial" style:font-name-complex="Arial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3ce56" fo:background-color="transparent" style:font-name-asian="Arial" style:font-name-complex="Arial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4561c" fo:background-color="transparent" style:font-name-asian="Arial" style:font-name-complex="Arial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5bf71" fo:background-color="transparent" style:font-name-asian="Arial" style:font-name-complex="Arial"/>
    </style:style>
    <style:style style:name="P43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789d3" fo:background-color="transparent" style:font-name-asian="Arial" style:font-name-complex="Arial"/>
    </style:style>
    <style:style style:name="P44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c5a4a" fo:background-color="transparent" style:font-name-asian="Arial" style:font-name-complex="Arial"/>
    </style:style>
    <style:style style:name="P45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e0b3c" fo:background-color="transparent" style:font-name-asian="Arial" style:font-name-complex="Arial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416de9" fo:background-color="transparent" style:font-name-asian="Arial" style:font-name-complex="Ari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2e48a1" fo:background-color="transparent" style:font-name-asian="Arial" style:font-name-complex="Ari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2fb5a1" fo:background-color="transparent" style:font-name-asian="Arial" style:font-name-complex="Arial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3ce56" fo:background-color="transparent" style:font-name-asian="Arial" style:font-name-complex="Arial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4561c" fo:background-color="transparent" style:font-name-asian="Arial" style:font-name-complex="Ari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5bf71" fo:background-color="transparent" style:font-name-asian="Arial" style:font-name-complex="Arial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789d3" fo:background-color="transparent" style:font-name-asian="Arial" style:font-name-complex="Arial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c5a4a" fo:background-color="transparent" style:font-name-asian="Arial" style:font-name-complex="Arial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e0b3c" fo:background-color="transparent" style:font-name-asian="Arial" style:font-name-complex="Arial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16de9" fo:background-color="transparent" style:font-name-asian="Arial" style:font-name-complex="Arial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2e48a1" fo:background-color="transparent" style:font-name-asian="Arial" style:font-name-complex="Ari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33ce56" fo:background-color="transparent" style:font-name-asian="Arial" style:font-name-complex="Arial"/>
    </style:style>
    <style:style style:name="P5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35bf71" fo:background-color="transparent" style:font-name-asian="Arial" style:font-name-complex="Arial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3c5a4a" fo:background-color="transparent" style:font-name-asian="Arial" style:font-name-complex="Arial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416de9" fo:background-color="transparent" style:font-name-asian="Arial" style:font-name-complex="Arial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1eeea" officeooo:paragraph-rsid="002e48a1" fo:background-color="transparent" style:font-name-asian="Arial" style:font-name-complex="Ari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1eeea" officeooo:paragraph-rsid="0033ce56" fo:background-color="transparent" style:font-name-asian="Arial" style:font-name-complex="Arial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1eeea" officeooo:paragraph-rsid="0035bf71" fo:background-color="transparent" style:font-name-asian="Arial" style:font-name-complex="Arial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1eeea" officeooo:paragraph-rsid="003c5a4a" fo:background-color="transparent" style:font-name-asian="Arial" style:font-name-complex="Arial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1eeea" officeooo:paragraph-rsid="00416de9" fo:background-color="transparent" style:font-name-asian="Arial" style:font-name-complex="Arial"/>
    </style:style>
    <style:style style:name="P6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2e48a1" fo:background-color="transparent" style:font-name-asian="Arial" style:font-name-complex="Arial"/>
    </style:style>
    <style:style style:name="P6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33ce56" fo:background-color="transparent" style:font-name-asian="Arial" style:font-name-complex="Arial"/>
    </style:style>
    <style:style style:name="P6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35bf71" fo:background-color="transparent" style:font-name-asian="Arial" style:font-name-complex="Arial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416de9" fo:background-color="transparent" style:font-name-asian="Arial" style:font-name-complex="Arial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2e48a1" fo:background-color="transparent" style:font-name-asian="Arial" style:font-name-complex="Arial"/>
    </style:style>
    <style:style style:name="P7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33ce56" fo:background-color="transparent" style:font-name-asian="Arial" style:font-name-complex="Arial"/>
    </style:style>
    <style:style style:name="P7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35bf71" fo:background-color="transparent" style:font-name-asian="Arial" style:font-name-complex="Arial"/>
    </style:style>
    <style:style style:name="P7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3c5a4a" fo:background-color="transparent" style:font-name-asian="Arial" style:font-name-complex="Arial"/>
    </style:style>
    <style:style style:name="P7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416de9" fo:background-color="transparent" style:font-name-asian="Arial" style:font-name-complex="Arial"/>
    </style:style>
    <style:style style:name="P7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2fb5a1" fo:background-color="transparent" style:font-name-asian="Arial" style:font-name-complex="Arial"/>
    </style:style>
    <style:style style:name="P7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34561c" fo:background-color="transparent" style:font-name-asian="Arial" style:font-name-complex="Arial"/>
    </style:style>
    <style:style style:name="P7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3789d3" fo:background-color="transparent" style:font-name-asian="Arial" style:font-name-complex="Arial"/>
    </style:style>
    <style:style style:name="P7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2fb5a1" fo:background-color="transparent" style:font-name-asian="Arial" style:font-name-complex="Arial"/>
    </style:style>
    <style:style style:name="P7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34561c" fo:background-color="transparent" style:font-name-asian="Arial" style:font-name-complex="Arial"/>
    </style:style>
    <style:style style:name="P8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3789d3" fo:background-color="transparent" style:font-name-asian="Arial" style:font-name-complex="Arial"/>
    </style:style>
    <style:style style:name="P8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f4692" officeooo:paragraph-rsid="003f4692" fo:background-color="transparent" style:font-name-asian="Arial" style:font-name-complex="Arial"/>
    </style:style>
    <style:style style:name="P82" style:family="paragraph" style:parent-style-name="Standard">
      <style:paragraph-properties fo:line-height="100%" fo:text-align="start" style:justify-single-word="false"/>
      <style:text-properties style:font-name="Times New Roman" officeooo:paragraph-rsid="002e48a1"/>
    </style:style>
    <style:style style:name="P83" style:family="paragraph" style:parent-style-name="Standard">
      <style:paragraph-properties fo:line-height="100%" fo:text-align="start" style:justify-single-word="false"/>
      <style:text-properties style:font-name="Times New Roman" officeooo:paragraph-rsid="002fb5a1"/>
    </style:style>
    <style:style style:name="P84" style:family="paragraph" style:parent-style-name="Standard">
      <style:paragraph-properties fo:line-height="100%" fo:text-align="start" style:justify-single-word="false"/>
      <style:text-properties style:font-name="Times New Roman" officeooo:paragraph-rsid="0033ce56"/>
    </style:style>
    <style:style style:name="P85" style:family="paragraph" style:parent-style-name="Standard">
      <style:paragraph-properties fo:line-height="100%" fo:text-align="start" style:justify-single-word="false"/>
      <style:text-properties style:font-name="Times New Roman" officeooo:paragraph-rsid="0034561c"/>
    </style:style>
    <style:style style:name="P86" style:family="paragraph" style:parent-style-name="Standard">
      <style:paragraph-properties fo:line-height="100%" fo:text-align="start" style:justify-single-word="false"/>
      <style:text-properties style:font-name="Times New Roman" officeooo:paragraph-rsid="0035bf71"/>
    </style:style>
    <style:style style:name="P87" style:family="paragraph" style:parent-style-name="Standard">
      <style:paragraph-properties fo:line-height="100%" fo:text-align="start" style:justify-single-word="false"/>
      <style:text-properties style:font-name="Times New Roman" officeooo:paragraph-rsid="003789d3"/>
    </style:style>
    <style:style style:name="P88" style:family="paragraph" style:parent-style-name="Standard">
      <style:paragraph-properties fo:line-height="100%" fo:text-align="start" style:justify-single-word="false"/>
      <style:text-properties style:font-name="Times New Roman" officeooo:paragraph-rsid="003c5a4a"/>
    </style:style>
    <style:style style:name="P89" style:family="paragraph" style:parent-style-name="Standard">
      <style:paragraph-properties fo:line-height="100%" fo:text-align="start" style:justify-single-word="false"/>
      <style:text-properties style:font-name="Times New Roman" officeooo:paragraph-rsid="003e0b3c"/>
    </style:style>
    <style:style style:name="P90" style:family="paragraph" style:parent-style-name="Standard">
      <style:paragraph-properties fo:line-height="100%" fo:text-align="start" style:justify-single-word="false"/>
      <style:text-properties style:font-name="Times New Roman" officeooo:paragraph-rsid="00416de9"/>
    </style:style>
    <style:style style:name="P91" style:family="paragraph" style:parent-style-name="Standard">
      <style:text-properties style:font-name="Times New Roman" officeooo:paragraph-rsid="002e48a1"/>
    </style:style>
    <style:style style:name="P92" style:family="paragraph" style:parent-style-name="Standard">
      <style:text-properties style:font-name="Times New Roman" officeooo:paragraph-rsid="0035bf71"/>
    </style:style>
    <style:style style:name="P93" style:family="paragraph" style:parent-style-name="Standard">
      <style:text-properties style:font-name="Times New Roman" officeooo:paragraph-rsid="003c5a4a"/>
    </style:style>
    <style:style style:name="P94" style:family="paragraph" style:parent-style-name="Standard">
      <style:text-properties style:font-name="Times New Roman" officeooo:paragraph-rsid="00416de9"/>
    </style:style>
    <style:style style:name="P9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2e48a1" fo:background-color="transparent" style:font-name-asian="Calibri" style:font-name-complex="Calibri"/>
    </style:style>
    <style:style style:name="P9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2fb5a1" fo:background-color="transparent" style:font-name-asian="Calibri" style:font-name-complex="Calibri"/>
    </style:style>
    <style:style style:name="P9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33ce56" fo:background-color="transparent" style:font-name-asian="Calibri" style:font-name-complex="Calibri"/>
    </style:style>
    <style:style style:name="P9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34561c" fo:background-color="transparent" style:font-name-asian="Calibri" style:font-name-complex="Calibri"/>
    </style:style>
    <style:style style:name="P9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35bf71" fo:background-color="transparent" style:font-name-asian="Calibri" style:font-name-complex="Calibri"/>
    </style:style>
    <style:style style:name="P10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3789d3" fo:background-color="transparent" style:font-name-asian="Calibri" style:font-name-complex="Calibri"/>
    </style:style>
    <style:style style:name="P10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3c5a4a" fo:background-color="transparent" style:font-name-asian="Calibri" style:font-name-complex="Calibri"/>
    </style:style>
    <style:style style:name="P10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3e0b3c" fo:background-color="transparent" style:font-name-asian="Calibri" style:font-name-complex="Calibri"/>
    </style:style>
    <style:style style:name="P10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416de9" fo:background-color="transparent" style:font-name-asian="Calibri" style:font-name-complex="Calibri"/>
    </style:style>
    <style:style style:name="P10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2e48a1" fo:background-color="transparent" style:font-name-asian="Calibri" style:font-name-complex="Calibri"/>
    </style:style>
    <style:style style:name="P10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33ce56" fo:background-color="transparent" style:font-name-asian="Calibri" style:font-name-complex="Calibri"/>
    </style:style>
    <style:style style:name="P10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35bf71" fo:background-color="transparent" style:font-name-asian="Calibri" style:font-name-complex="Calibri"/>
    </style:style>
    <style:style style:name="P10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3c5a4a" fo:background-color="transparent" style:font-name-asian="Calibri" style:font-name-complex="Calibri"/>
    </style:style>
    <style:style style:name="P10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416de9" fo:background-color="transparent" style:font-name-asian="Calibri" style:font-name-complex="Calibri"/>
    </style:style>
    <style:style style:name="P10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221d62" officeooo:paragraph-rsid="002e48a1" fo:background-color="transparent" style:font-name-asian="Calibri" style:font-name-complex="Calibri"/>
    </style:style>
    <style:style style:name="P11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221d62" officeooo:paragraph-rsid="0033ce56" fo:background-color="transparent" style:font-name-asian="Calibri" style:font-name-complex="Calibri"/>
    </style:style>
    <style:style style:name="P11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221d62" officeooo:paragraph-rsid="0035bf71" fo:background-color="transparent" style:font-name-asian="Calibri" style:font-name-complex="Calibri"/>
    </style:style>
    <style:style style:name="P11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221d62" officeooo:paragraph-rsid="00416de9" fo:background-color="transparent" style:font-name-asian="Calibri" style:font-name-complex="Calibri"/>
    </style:style>
    <style:style style:name="P11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2e48a1" fo:background-color="transparent" style:font-name-asian="Arial" style:font-name-complex="Arial"/>
    </style:style>
    <style:style style:name="P11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2fb5a1" fo:background-color="transparent" style:font-name-asian="Arial" style:font-name-complex="Arial"/>
    </style:style>
    <style:style style:name="P11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3ce56" fo:background-color="transparent" style:font-name-asian="Arial" style:font-name-complex="Arial"/>
    </style:style>
    <style:style style:name="P11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4561c" fo:background-color="transparent" style:font-name-asian="Arial" style:font-name-complex="Arial"/>
    </style:style>
    <style:style style:name="P11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5bf71" fo:background-color="transparent" style:font-name-asian="Arial" style:font-name-complex="Arial"/>
    </style:style>
    <style:style style:name="P11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789d3" fo:background-color="transparent" style:font-name-asian="Arial" style:font-name-complex="Arial"/>
    </style:style>
    <style:style style:name="P11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c5a4a" fo:background-color="transparent" style:font-name-asian="Arial" style:font-name-complex="Arial"/>
    </style:style>
    <style:style style:name="P12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e0b3c" fo:background-color="transparent" style:font-name-asian="Arial" style:font-name-complex="Arial"/>
    </style:style>
    <style:style style:name="P12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416de9" fo:background-color="transparent" style:font-name-asian="Arial" style:font-name-complex="Arial"/>
    </style:style>
    <style:style style:name="P122" style:family="paragraph" style:parent-style-name="Standard">
      <style:text-properties officeooo:paragraph-rsid="002e48a1"/>
    </style:style>
    <style:style style:name="P123" style:family="paragraph" style:parent-style-name="Standard">
      <style:text-properties officeooo:paragraph-rsid="002fb5a1"/>
    </style:style>
    <style:style style:name="P124" style:family="paragraph" style:parent-style-name="Standard">
      <style:text-properties officeooo:rsid="003213d2" officeooo:paragraph-rsid="003213d2"/>
    </style:style>
    <style:style style:name="P125" style:family="paragraph" style:parent-style-name="Standard">
      <style:text-properties officeooo:paragraph-rsid="0033ce56"/>
    </style:style>
    <style:style style:name="P126" style:family="paragraph" style:parent-style-name="Standard">
      <style:text-properties officeooo:paragraph-rsid="0034561c"/>
    </style:style>
    <style:style style:name="P127" style:family="paragraph" style:parent-style-name="Standard">
      <style:text-properties officeooo:paragraph-rsid="0035bf71"/>
    </style:style>
    <style:style style:name="P128" style:family="paragraph" style:parent-style-name="Standard">
      <style:text-properties officeooo:paragraph-rsid="003789d3"/>
    </style:style>
    <style:style style:name="P129" style:family="paragraph" style:parent-style-name="Standard">
      <style:text-properties officeooo:paragraph-rsid="003c5a4a"/>
    </style:style>
    <style:style style:name="P130" style:family="paragraph" style:parent-style-name="Standard">
      <style:text-properties officeooo:paragraph-rsid="003e0b3c"/>
    </style:style>
    <style:style style:name="P131" style:family="paragraph" style:parent-style-name="Standard">
      <style:text-properties officeooo:paragraph-rsid="00416de9"/>
    </style:style>
    <style:style style:name="P13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25093b" fo:background-color="transparent" style:font-name-asian="Calibri" style:font-name-complex="Calibri"/>
    </style:style>
    <style:style style:name="P13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2e48a1" fo:background-color="transparent" style:font-name-asian="Calibri" style:font-name-complex="Calibri"/>
    </style:style>
    <style:style style:name="P13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2fb5a1" fo:background-color="transparent" style:font-name-asian="Calibri" style:font-name-complex="Calibri"/>
    </style:style>
    <style:style style:name="P13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33ce56" fo:background-color="transparent" style:font-name-asian="Calibri" style:font-name-complex="Calibri"/>
    </style:style>
    <style:style style:name="P13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34561c" fo:background-color="transparent" style:font-name-asian="Calibri" style:font-name-complex="Calibri"/>
    </style:style>
    <style:style style:name="P13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35bf71" fo:background-color="transparent" style:font-name-asian="Calibri" style:font-name-complex="Calibri"/>
    </style:style>
    <style:style style:name="P13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3789d3" fo:background-color="transparent" style:font-name-asian="Calibri" style:font-name-complex="Calibri"/>
    </style:style>
    <style:style style:name="P13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3c5a4a" fo:background-color="transparent" style:font-name-asian="Calibri" style:font-name-complex="Calibri"/>
    </style:style>
    <style:style style:name="P14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3e0b3c" fo:background-color="transparent" style:font-name-asian="Calibri" style:font-name-complex="Calibri"/>
    </style:style>
    <style:style style:name="P14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416de9" fo:background-color="transparent" style:font-name-asian="Calibri" style:font-name-complex="Calibri"/>
    </style:style>
    <style:style style:name="P142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style:use-window-font-color="true" style:font-name="Times New Roman" fo:font-size="11pt" fo:font-weight="normal" officeooo:paragraph-rsid="002e48a1" fo:background-color="transparent" style:font-name-asian="Calibri" style:font-name-complex="Calibri"/>
    </style:style>
    <style:style style:name="P143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style:use-window-font-color="true" style:font-name="Times New Roman" fo:font-size="11pt" fo:font-weight="normal" officeooo:paragraph-rsid="0035bf71" fo:background-color="transparent" style:font-name-asian="Calibri" style:font-name-complex="Calibri"/>
    </style:style>
    <style:style style:name="P144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style:use-window-font-color="true" style:font-name="Times New Roman" fo:font-size="11pt" fo:font-weight="normal" officeooo:paragraph-rsid="003c5a4a" fo:background-color="transparent" style:font-name-asian="Calibri" style:font-name-complex="Calibri"/>
    </style:style>
    <style:style style:name="P145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style:use-window-font-color="true" style:font-name="Times New Roman" fo:font-size="11pt" fo:font-weight="normal" officeooo:paragraph-rsid="00416de9" fo:background-color="transparent" style:font-name-asian="Calibri" style:font-name-complex="Calibri"/>
    </style:style>
    <style:style style:name="P146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style:use-window-font-color="true" style:font-name="Times New Roman" fo:font-size="11pt" fo:font-weight="normal" officeooo:rsid="002004a1" officeooo:paragraph-rsid="0033ce56" fo:background-color="transparent" style:font-name-asian="Calibri" style:font-name-complex="Calibri"/>
    </style:style>
    <style:style style:name="P147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Times New Roman" fo:font-size="11pt" fo:font-weight="normal" officeooo:paragraph-rsid="002fb5a1" fo:background-color="transparent" style:font-name-asian="Calibri" style:font-name-complex="Calibri"/>
    </style:style>
    <style:style style:name="P148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Times New Roman" fo:font-size="11pt" fo:font-weight="normal" officeooo:paragraph-rsid="0034561c" fo:background-color="transparent" style:font-name-asian="Calibri" style:font-name-complex="Calibri"/>
    </style:style>
    <style:style style:name="P149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Times New Roman" fo:font-size="11pt" fo:font-weight="normal" officeooo:paragraph-rsid="003789d3" fo:background-color="transparent" style:font-name-asian="Calibri" style:font-name-complex="Calibri"/>
    </style:style>
    <style:style style:name="P150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Times New Roman" fo:font-size="11pt" fo:font-weight="normal" officeooo:paragraph-rsid="003e0b3c" fo:background-color="transparent" style:font-name-asian="Calibri" style:font-name-complex="Calibri"/>
    </style:style>
    <style:style style:name="T1" style:family="text">
      <style:text-properties officeooo:rsid="002fa5d8"/>
    </style:style>
    <style:style style:name="T2" style:family="text">
      <style:text-properties style:use-window-font-color="true" fo:font-size="12pt" fo:font-weight="normal" fo:background-color="transparent" loext:char-shading-value="0" style:font-name-asian="Arial" style:font-name-complex="Arial"/>
    </style:style>
    <style:style style:name="T3" style:family="text">
      <style:text-properties fo:color="#000000" fo:font-size="11pt" fo:font-weight="normal" fo:background-color="transparent" loext:char-shading-value="0" style:font-name-asian="Arial" style:font-name-complex="Arial"/>
    </style:style>
    <style:style style:name="T4" style:family="text">
      <style:text-properties fo:color="#000000" fo:font-size="11pt" fo:font-weight="normal" officeooo:rsid="002fa5d8" fo:background-color="transparent" loext:char-shading-value="0" style:font-name-asian="Arial" style:font-name-complex="Arial"/>
    </style:style>
    <style:style style:name="T5" style:family="text">
      <style:text-properties fo:color="#000000" fo:font-size="11pt" fo:font-weight="normal" officeooo:rsid="0015921b" fo:background-color="transparent" loext:char-shading-value="0" style:font-name-asian="Arial" style:font-name-complex="Arial"/>
    </style:style>
    <style:style style:name="T6" style:family="text">
      <style:text-properties fo:color="#000000" fo:font-size="11pt" fo:font-weight="normal" officeooo:rsid="001f22d1" fo:background-color="transparent" loext:char-shading-value="0" style:font-name-asian="Arial" style:font-name-complex="Arial"/>
    </style:style>
    <style:style style:name="T7" style:family="text">
      <style:text-properties fo:color="#000000" fo:font-size="11pt" fo:font-weight="normal" officeooo:rsid="0020b321" fo:background-color="transparent" loext:char-shading-value="0" style:font-name-asian="Arial" style:font-name-complex="Arial"/>
    </style:style>
    <style:style style:name="T8" style:family="text">
      <style:text-properties fo:color="#000000" fo:font-size="11pt" fo:font-weight="normal" officeooo:rsid="0025093b" fo:background-color="transparent" loext:char-shading-value="0" style:font-name-asian="Arial" style:font-name-complex="Arial"/>
    </style:style>
    <style:style style:name="T9" style:family="text">
      <style:text-properties fo:color="#000000" fo:font-size="11pt" fo:font-weight="normal" officeooo:rsid="002e48a1" fo:background-color="transparent" loext:char-shading-value="0" style:font-name-asian="Arial" style:font-name-complex="Arial"/>
    </style:style>
    <style:style style:name="T10" style:family="text">
      <style:text-properties fo:color="#000000" fo:font-size="11pt" fo:font-weight="normal" officeooo:rsid="002fb5a1" fo:background-color="transparent" loext:char-shading-value="0" style:font-name-asian="Arial" style:font-name-complex="Arial"/>
    </style:style>
    <style:style style:name="T11" style:family="text">
      <style:text-properties fo:color="#000000" fo:font-size="11pt" fo:font-weight="normal" officeooo:rsid="0033ce56" fo:background-color="transparent" loext:char-shading-value="0" style:font-name-asian="Arial" style:font-name-complex="Arial"/>
    </style:style>
    <style:style style:name="T12" style:family="text">
      <style:text-properties fo:color="#000000" fo:font-size="11pt" fo:font-weight="normal" officeooo:rsid="0034561c" fo:background-color="transparent" loext:char-shading-value="0" style:font-name-asian="Arial" style:font-name-complex="Arial"/>
    </style:style>
    <style:style style:name="T13" style:family="text">
      <style:text-properties fo:color="#000000" fo:font-size="11pt" fo:font-weight="normal" officeooo:rsid="0035bf71" fo:background-color="transparent" loext:char-shading-value="0" style:font-name-asian="Arial" style:font-name-complex="Arial"/>
    </style:style>
    <style:style style:name="T14" style:family="text">
      <style:text-properties fo:color="#000000" fo:font-size="11pt" fo:font-weight="normal" officeooo:rsid="003789d3" fo:background-color="transparent" loext:char-shading-value="0" style:font-name-asian="Arial" style:font-name-complex="Arial"/>
    </style:style>
    <style:style style:name="T15" style:family="text">
      <style:text-properties fo:color="#000000" fo:font-size="11pt" fo:font-weight="normal" officeooo:rsid="003c5a4a" fo:background-color="transparent" loext:char-shading-value="0" style:font-name-asian="Arial" style:font-name-complex="Arial"/>
    </style:style>
    <style:style style:name="T16" style:family="text">
      <style:text-properties fo:color="#000000" fo:font-size="11pt" fo:font-weight="normal" officeooo:rsid="003e0b3c" fo:background-color="transparent" loext:char-shading-value="0" style:font-name-asian="Arial" style:font-name-complex="Arial"/>
    </style:style>
    <style:style style:name="T17" style:family="text">
      <style:text-properties fo:color="#000000" fo:font-size="11pt" fo:font-weight="normal" officeooo:rsid="00416de9" fo:background-color="transparent" loext:char-shading-value="0" style:font-name-asian="Arial" style:font-name-complex="Arial"/>
    </style:style>
    <style:style style:name="T18" style:family="text">
      <style:text-properties officeooo:rsid="002e2dc2"/>
    </style:style>
    <style:style style:name="T19" style:family="text">
      <style:text-properties officeooo:rsid="003114ac"/>
    </style:style>
    <style:style style:name="T20" style:family="text">
      <style:text-properties officeooo:rsid="0029da29"/>
    </style:style>
    <style:style style:name="T21" style:family="text">
      <style:text-properties officeooo:rsid="00387923"/>
    </style:style>
    <style:style style:name="T22" style:family="text">
      <style:text-properties officeooo:rsid="0032d1b9"/>
    </style:style>
    <style:style style:name="T23" style:family="text">
      <style:text-properties officeooo:rsid="0015921b"/>
    </style:style>
    <style:style style:name="T24" style:family="text">
      <style:text-properties fo:color="#ce181e"/>
    </style:style>
    <style:style style:name="T25" style:family="text">
      <style:text-properties fo:color="#ce181e" officeooo:rsid="004d5cbf"/>
    </style:style>
    <style:style style:name="T26" style:family="text">
      <style:text-properties officeooo:rsid="008d0e77"/>
    </style:style>
    <style:style style:name="T27" style:family="text">
      <style:text-properties officeooo:rsid="001843ba"/>
    </style:style>
    <style:style style:name="T28" style:family="text">
      <style:text-properties officeooo:rsid="00196831"/>
    </style:style>
    <style:style style:name="T29" style:family="text">
      <style:text-properties officeooo:rsid="001e621e"/>
    </style:style>
    <style:style style:name="T30" style:family="text">
      <style:text-properties officeooo:rsid="0019fdc5"/>
    </style:style>
    <style:style style:name="T31" style:family="text">
      <style:text-properties officeooo:rsid="001b4749"/>
    </style:style>
    <style:style style:name="T32" style:family="text">
      <style:text-properties officeooo:rsid="001bf6a0"/>
    </style:style>
    <style:style style:name="T33" style:family="text">
      <style:text-properties officeooo:rsid="001d9912"/>
    </style:style>
    <style:style style:name="T34" style:family="text">
      <style:text-properties officeooo:rsid="00347a91"/>
    </style:style>
    <style:style style:name="T35" style:family="text">
      <style:text-properties officeooo:rsid="0020b321"/>
    </style:style>
    <style:style style:name="T36" style:family="text">
      <style:text-properties fo:color="#ef413d"/>
    </style:style>
    <style:style style:name="T37" style:family="text">
      <style:text-properties fo:color="#ef413d" officeooo:rsid="004d5cbf"/>
    </style:style>
    <style:style style:name="T38" style:family="text">
      <style:text-properties officeooo:rsid="0021eeea"/>
    </style:style>
    <style:style style:name="T39" style:family="text">
      <style:text-properties officeooo:rsid="0022e059"/>
    </style:style>
    <style:style style:name="T40" style:family="text">
      <style:text-properties officeooo:rsid="0025093b"/>
    </style:style>
    <style:style style:name="T41" style:family="text">
      <style:text-properties officeooo:rsid="00260098"/>
    </style:style>
    <style:style style:name="T42" style:family="text">
      <style:text-properties officeooo:rsid="00277050"/>
    </style:style>
    <style:style style:name="T43" style:family="text">
      <style:text-properties officeooo:rsid="00293623"/>
    </style:style>
    <style:style style:name="T44" style:family="text">
      <style:text-properties officeooo:rsid="002a8cb9"/>
    </style:style>
    <style:style style:name="T45" style:family="text">
      <style:text-properties officeooo:rsid="002e48a1"/>
    </style:style>
    <style:style style:name="T46" style:family="text">
      <style:text-properties officeooo:rsid="002fb5a1"/>
    </style:style>
    <style:style style:name="T47" style:family="text">
      <style:text-properties officeooo:rsid="00316310"/>
    </style:style>
    <style:style style:name="T48" style:family="text">
      <style:text-properties officeooo:rsid="003213d2"/>
    </style:style>
    <style:style style:name="T49" style:family="text">
      <style:text-properties officeooo:rsid="0033ce56"/>
    </style:style>
    <style:style style:name="T50" style:family="text">
      <style:text-properties officeooo:rsid="0034561c"/>
    </style:style>
    <style:style style:name="T51" style:family="text">
      <style:text-properties officeooo:rsid="0035b0e9"/>
    </style:style>
    <style:style style:name="T52" style:family="text">
      <style:text-properties officeooo:rsid="002004a1"/>
    </style:style>
    <style:style style:name="T53" style:family="text">
      <style:text-properties officeooo:rsid="0035bf71"/>
    </style:style>
    <style:style style:name="T54" style:family="text">
      <style:text-properties officeooo:rsid="003789d3"/>
    </style:style>
    <style:style style:name="T55" style:family="text">
      <style:text-properties officeooo:rsid="003c5a4a"/>
    </style:style>
    <style:style style:name="T56" style:family="text">
      <style:text-properties officeooo:rsid="003e0b3c"/>
    </style:style>
    <style:style style:name="T57" style:family="text">
      <style:text-properties officeooo:rsid="003f4692"/>
    </style:style>
    <style:style style:name="T58" style:family="text">
      <style:text-properties officeooo:rsid="003fa838"/>
    </style:style>
    <style:style style:name="T59" style:family="text">
      <style:text-properties officeooo:rsid="00416d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-start text:name="__DdeLink__4500_3723943788"/>UC <text:span text:style-name="T33">1</text:span>.<text:span text:style-name="T39">1</text:span> – <text:span text:style-name="T23">Cadastrar e Editar Funcionário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26"><text:span text:style-name="T2"> </text:span><text:span text:style-name="T3">UC</text:span><text:span text:style-name="T6">1</text:span><text:span text:style-name="T3">.1– Cadastr</text:span><text:span text:style-name="T4">o e Edição de</text:span><text:span text:style-name="T3"> </text:span><text:span text:style-name="T5">Funcionários</text:span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">Pré - Condições</text:p>
          </table:table-cell>
          <table:table-cell table:style-name="Tabela1.B2" office:value-type="string">
            <text:p text:style-name="P5">PC1</text:p>
          </table:table-cell>
          <table:table-cell table:style-name="Tabela1.C2" office:value-type="string">
            <text:p text:style-name="P5">O Administrador deve estar logado no sistema<text:span text:style-name="T24"> [UC2.</text:span><text:span text:style-name="T25">3</text:span><text:span text:style-name="T24">]</text:span></text:p>
          </table:table-cell>
        </table:table-row>
        <table:table-row table:style-name="Tabela1.3">
          <table:table-cell table:style-name="Tabela1.A2" office:value-type="string">
            <text:p text:style-name="P1">Atores Envolvidos</text:p>
          </table:table-cell>
          <table:table-cell table:style-name="Tabela1.C2" table:number-columns-spanned="2" office:value-type="string">
            <text:p text:style-name="P5">Administrador</text:p>
          </table:table-cell>
          <table:covered-table-cell/>
        </table:table-row>
        <table:table-row table:style-name="Tabela1.1">
          <table:table-cell table:style-name="Tabela1.A2" table:number-rows-spanned="5" office:value-type="string">
            <text:p text:style-name="P1">Fluxo Principal</text:p>
          </table:table-cell>
          <table:table-cell table:style-name="Tabela1.B2" office:value-type="string">
            <text:p text:style-name="P5">FP1</text:p>
          </table:table-cell>
          <table:table-cell table:style-name="Tabela1.C2" office:value-type="string">
            <text:p text:style-name="P6">O <text:span text:style-name="T23">Administrador</text:span> preencherá os campos <text:bookmark-start text:name="__DdeLink__4496_3723943788"/>nome,<text:span text:style-name="T26">CPF, RG, telefone, celular, CEP, endereço, bairro/distrito, município, UF, nascimento</text:span>, <text:span text:style-name="T27">CNH, salário, função,</text:span> <text:span text:style-name="T23">e-mail e</text:span> senha.<text:bookmark-end text:name="__DdeLink__4496_3723943788"/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5">FP2</text:p>
          </table:table-cell>
          <table:table-cell table:style-name="Tabela1.C2" office:value-type="string">
            <text:p text:style-name="P5">Para salvar o cadastro do <text:span text:style-name="T27">Funcionári</text:span>o <text:span text:style-name="T27">o</text:span> Administrador deverá clicar no botão Salvar;</text:p>
            <text:p text:style-name="P19"/>
          </table:table-cell>
        </table:table-row>
        <table:table-row table:style-name="Tabela1.1">
          <table:covered-table-cell/>
          <table:table-cell table:style-name="Tabela1.B2" office:value-type="string">
            <text:p text:style-name="P5">FP3</text:p>
          </table:table-cell>
          <table:table-cell table:style-name="Tabela1.C2" office:value-type="string">
            <text:p text:style-name="P5">O sistema emitirá <text:span text:style-name="T18">a </text:span>mensagem de confirmação “<text:span text:style-name="T18">Deseja realmente salvar o registro?</text:span>”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5">FP4</text:p>
          </table:table-cell>
          <table:table-cell table:style-name="Tabela1.C2" office:value-type="string">
            <text:p text:style-name="P5"><text:span text:style-name="T18">O</text:span> Administrador confirm<text:span text:style-name="T18">ará</text:span> a mensagem, clicando no botão OK, <text:span text:style-name="T18">e </text:span>o sistema salvará <text:span text:style-name="T18">o registro</text:span> no banco de dados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5">FP5</text:p>
          </table:table-cell>
          <table:table-cell table:style-name="Tabela1.C2" office:value-type="string">
            <text:p text:style-name="P5">O sistema emitirá a mensagem “Registro salvo com sucesso!”</text:p>
          </table:table-cell>
        </table:table-row>
        <table:table-row table:style-name="Tabela1.1">
          <table:table-cell table:style-name="Tabela1.A2" table:number-rows-spanned="4" office:value-type="string">
            <text:p text:style-name="P1">Fluxos Alternativos</text:p>
          </table:table-cell>
          <table:table-cell table:style-name="Tabela1.B2" office:value-type="string">
            <text:p text:style-name="P5">FA1</text:p>
          </table:table-cell>
          <table:table-cell table:style-name="Tabela1.C2" office:value-type="string">
            <text:p text:style-name="P5">Se o <text:span text:style-name="T27">Funcionário</text:span> já estiver salvo no banco de dados o sistema salvará as modificações realizadas no registro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5">FA2</text:p>
          </table:table-cell>
          <table:table-cell table:style-name="Tabela1.C2" office:value-type="string">
            <text:p text:style-name="P5">Se o Administrador clicar no botão Cancelar, todas as alterações não salvas serão descartadas e ele sairá da tela <text:span text:style-name="T27">Editar</text:span> <text:span text:style-name="T27">Funcionário</text:span>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5">FA3</text:p>
          </table:table-cell>
          <table:table-cell table:style-name="Tabela1.C2" office:value-type="string">
            <text:p text:style-name="P5">Se o Administrador clicar no botão <text:span text:style-name="T19">Apagar, e o registro já estiver no banco de dados, o registro será removido.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5">FA4</text:p>
          </table:table-cell>
          <table:table-cell table:style-name="Tabela1.C2" office:value-type="string">
            <text:p text:style-name="P5"><text:bookmark-start text:name="__DdeLink__3279_883659474"/>Se o Administrador não tiver preenchido algum dos campos <text:span text:style-name="T18">obrigatórios </text:span>do formulário o sistema emitirá a mensagem “<text:span text:style-name="T27">Por favor preencha os campos obrigatórios!</text:span>” e não procederá com <text:span text:style-name="T27">a persistência do registro</text:span>.<text:bookmark-end text:name="__DdeLink__3279_883659474"/></text:p>
          </table:table-cell>
        </table:table-row>
        <table:table-row table:style-name="Tabela1.1">
          <table:table-cell table:style-name="Tabela1.A13" table:number-rows-spanned="11" office:value-type="string">
            <text:p text:style-name="P1">Regras de Negócio</text:p>
          </table:table-cell>
          <table:table-cell table:style-name="Tabela1.B2" office:value-type="string">
            <text:p text:style-name="P5">RN1</text:p>
          </table:table-cell>
          <table:table-cell table:style-name="Tabela1.C2" office:value-type="string">
            <text:p text:style-name="P5">O nome do <text:span text:style-name="T28">Funcionário</text:span> não pode ter menos do que 8 caracteres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5">RN2</text:p>
          </table:table-cell>
          <table:table-cell table:style-name="Tabela1.C2" office:value-type="string">
            <text:p text:style-name="P5">O <text:span text:style-name="T28">e-mail</text:span> do <text:span text:style-name="T28">Funcionário </text:span>deverá conter formato válido. <text:span text:style-name="T20">Terminar com @domain.com. Deverá conter no mínimo 1 ponto(.) e obrigatoriamente conter apenas 1 símbolo arroba (@). 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5">RN3</text:p>
          </table:table-cell>
          <table:table-cell table:style-name="Tabela1.C2" office:value-type="string">
            <text:p text:style-name="P5">A senha <text:span text:style-name="T32">do</text:span> <text:span text:style-name="T28">Funcionário</text:span> <text:span text:style-name="T21">não pode ter menos do que</text:span> <text:span text:style-name="T30">8</text:span> caracteres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9">RN4</text:p>
          </table:table-cell>
          <table:table-cell table:style-name="Tabela1.C16" office:value-type="string">
            <text:p text:style-name="P11">O campo <text:span text:style-name="T30">nome</text:span> não pode ficar em branco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9">RN5</text:p>
          </table:table-cell>
          <table:table-cell table:style-name="Tabela1.C16" office:value-type="string">
            <text:p text:style-name="P11">O campo <text:span text:style-name="T31">celular</text:span> não pode ficar em branco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9">RN6</text:p>
          </table:table-cell>
          <table:table-cell table:style-name="Tabela1.C16" office:value-type="string">
            <text:p text:style-name="P11">O campo <text:span text:style-name="T30">e-mail</text:span> não pode ficar em branco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13">RN7</text:p>
          </table:table-cell>
          <table:table-cell table:style-name="Tabela1.C16" office:value-type="string">
            <text:p text:style-name="P13">O campo RG não pode ficar em branco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13">RN8</text:p>
          </table:table-cell>
          <table:table-cell table:style-name="Tabela1.C16" office:value-type="string">
            <text:p text:style-name="P13">Os campos relativos a endereço não poderão ficar em branco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13">RN9</text:p>
          </table:table-cell>
          <table:table-cell table:style-name="Tabela1.C16" office:value-type="string">
            <text:p text:style-name="P13">O campo CNH não pode ficar em branco, caso a função selecionada seja “motorista”.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13">RN10</text:p>
          </table:table-cell>
          <table:table-cell table:style-name="Tabela1.C16" office:value-type="string">
            <text:p text:style-name="P13">O campo <text:span text:style-name="T32">Função não pode ficar em branco.</text:span>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9">RN<text:span text:style-name="T32">11</text:span></text:p>
          </table:table-cell>
          <table:table-cell table:style-name="Tabela1.C16" office:value-type="string">
            <text:p text:style-name="P11">O campo <text:span text:style-name="T30">CPF</text:span> deve ter <text:span text:style-name="T29">exatamente 11 números. Deverá ser validado através de algoritmo específico para isso.</text:span></text:p>
          </table:table-cell>
        </table:table-row>
        <table:table-row>
          <table:table-cell table:style-name="Tabela1.A2" office:value-type="string">
            <text:p text:style-name="P1">Pós Condições</text:p>
          </table:table-cell>
          <table:table-cell table:style-name="Tabela1.B2" office:value-type="string">
            <text:p text:style-name="P5">PC1</text:p>
          </table:table-cell>
          <table:table-cell table:style-name="Tabela1.C2" office:value-type="string">
            <text:p text:style-name="P4">O <text:span text:style-name="T43">Funcionário</text:span> deverá estar salvo no banco de dados.</text:p>
          </table:table-cell>
        </table:table-row>
        <table:table-row table:style-name="Tabela1.1">
          <table:table-cell table:style-name="Tabela1.A2" office:value-type="string">
            <text:p text:style-name="P1">Casos de Uso Afetados</text:p>
          </table:table-cell>
          <table:table-cell table:style-name="Tabela1.C2" table:number-columns-spanned="2" office:value-type="string">
            <text:p text:style-name="P24">NDA.</text:p>
          </table:table-cell>
          <table:covered-table-cell/>
        </table:table-row>
      </table:table>
      <text:p text:style-name="P30"><text:bookmark-end text:name="__DdeLink__4500_3723943788"/></text:p>
      <text:p text:style-name="P32">UC 1.2 - <text:s/><text:span text:style-name="T35">Listar Funcionários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27"><text:span text:style-name="T3">UC</text:span><text:span text:style-name="T7">1</text:span><text:span text:style-name="T3">.2– </text:span><text:span text:style-name="T7">Listar Funcionários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">Pré - Condições</text:p>
          </table:table-cell>
          <table:table-cell table:style-name="Table15.B2" office:value-type="string">
            <text:p text:style-name="P7">PC1</text:p>
          </table:table-cell>
          <table:table-cell table:style-name="Table15.C2" office:value-type="string">
            <text:p text:style-name="P7">O Administrador deve estar logado no sistema <text:span text:style-name="T36">[UC2.</text:span><text:span text:style-name="T37">3</text:span><text:span text:style-name="T36">]</text:span></text:p>
          </table:table-cell>
        </table:table-row>
        <table:table-row table:style-name="Table15.3">
          <table:table-cell table:style-name="Table15.A2" office:value-type="string">
            <text:p text:style-name="P2">Atores Envolvidos</text:p>
          </table:table-cell>
          <table:table-cell table:style-name="Table15.C2" table:number-columns-spanned="2" office:value-type="string">
            <text:p text:style-name="P7">Administrador</text:p>
          </table:table-cell>
          <table:covered-table-cell/>
        </table:table-row>
        <table:table-row table:style-name="Table15.1">
          <table:table-cell table:style-name="Table15.A2" table:number-rows-spanned="4" office:value-type="string">
            <text:p text:style-name="P2"/>
            <text:p text:style-name="P2">Fluxo Principal</text:p>
          </table:table-cell>
          <table:table-cell table:style-name="Table15.B2" office:value-type="string">
            <text:p text:style-name="P7">FP1</text:p>
          </table:table-cell>
          <table:table-cell table:style-name="Table15.C2" office:value-type="string">
            <text:p text:style-name="P15">O Sistema carregará os <text:span text:style-name="T35">Funcionários</text:span> previamente cadastrados</text:p>
          </table:table-cell>
        </table:table-row>
        <table:table-row table:style-name="Table15.1">
          <table:covered-table-cell/>
          <table:table-cell table:style-name="Table15.B5" office:value-type="string">
            <text:p text:style-name="P7">FP<text:span text:style-name="T34">2</text:span></text:p>
          </table:table-cell>
          <table:table-cell table:style-name="Table15.C5" office:value-type="string">
            <text:p text:style-name="P7">O <text:span text:style-name="T45">A</text:span>dministrador preencherá o campo nome <text:span text:style-name="T35">ou o campo CPF.</text:span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7">FP<text:span text:style-name="T34">3</text:span></text:p>
          </table:table-cell>
          <table:table-cell table:style-name="Table15.C2" office:value-type="string">
            <text:p text:style-name="P7">Para buscar o<text:span text:style-name="T22">s</text:span> <text:span text:style-name="T35">Funcionários,</text:span> o Administrador deverá clicar no botão <text:span text:style-name="T35">Pesquisa</text:span>r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7">FP<text:span text:style-name="T34">4</text:span></text:p>
          </table:table-cell>
          <table:table-cell table:style-name="Table15.C2" office:value-type="string">
            <text:p text:style-name="P7">O sistema listará todos os resultados encontrados.</text:p>
          </table:table-cell>
        </table:table-row>
        <table:table-row table:style-name="Table15.1">
          <table:table-cell table:style-name="Table15.A2" table:number-rows-spanned="5" office:value-type="string">
            <text:p text:style-name="P2">Fluxos Alternativos</text:p>
          </table:table-cell>
          <table:table-cell table:style-name="Table15.B2" office:value-type="string">
            <text:p text:style-name="P7">FA1</text:p>
          </table:table-cell>
          <table:table-cell table:style-name="Table15.C2" office:value-type="string">
            <text:p text:style-name="P7"><text:bookmark-start text:name="__DdeLink__3264_8836594742"/>Se o Administrador clicar no botão <text:span text:style-name="T1">Novo ele será redirecionado a tela de Edição de Funcionários.</text:span><text:bookmark-end text:name="__DdeLink__3264_8836594742"/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7">FA2</text:p>
          </table:table-cell>
          <table:table-cell table:style-name="Table15.C2" office:value-type="string">
            <text:p text:style-name="P7">Se o Administrador clicar <text:span text:style-name="T1">em um dos registros e </text:span>no botão <text:span text:style-name="T1">Editar ele será redirecionado a tela de Edição de Funcionários e os dados do registro serão carregados.</text:span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7">FA3</text:p>
          </table:table-cell>
          <table:table-cell table:style-name="Table15.C2" office:value-type="string">
            <text:p text:style-name="P7">Se o Administrador não tiver preenchido <text:span text:style-name="T35">o </text:span>campo <text:span text:style-name="T35">de busca</text:span> <text:span text:style-name="T22">o</text:span> sistema listará todos os <text:span text:style-name="T35">Funcionários</text:span>.</text:p>
          </table:table-cell>
        </table:table-row>
        <table:table-row table:style-name="Table15.1">
          <table:covered-table-cell/>
          <table:table-cell table:style-name="Table15.B11" office:value-type="string">
            <text:p text:style-name="P17">FA4</text:p>
          </table:table-cell>
          <table:table-cell table:style-name="Table15.C11" office:value-type="string">
            <text:p text:style-name="P7">Se o Administrador clicar <text:span text:style-name="T1">em um dos registros e </text:span>no botão <text:span text:style-name="T38">Deletar, o respectivo registro será removido do banco de dados.</text:span></text:p>
          </table:table-cell>
        </table:table-row>
        <table:table-row table:style-name="Table15.1">
          <table:covered-table-cell/>
          <table:table-cell table:style-name="Table15.B11" office:value-type="string">
            <text:p text:style-name="P18">FA5</text:p>
          </table:table-cell>
          <table:table-cell table:style-name="Table15.C11" office:value-type="string">
            <text:p text:style-name="P18">Se o Administrador clicar no botão Relatório, será exibido um arquivo PDF com a listagem de todos os Funcionários <text:span text:style-name="T45">pesquisados</text:span>.</text:p>
          </table:table-cell>
        </table:table-row>
        <table:table-row table:style-name="Table15.1">
          <table:table-cell table:style-name="Table15.A13" office:value-type="string">
            <text:p text:style-name="P2">Regras de Negócio</text:p>
          </table:table-cell>
          <table:table-cell table:style-name="Table15.B2" office:value-type="string">
            <text:p text:style-name="P20"/>
          </table:table-cell>
          <table:table-cell table:style-name="Table15.C2" office:value-type="string">
            <text:p text:style-name="P7">NDA.</text:p>
          </table:table-cell>
        </table:table-row>
        <table:table-row>
          <table:table-cell table:style-name="Table15.A2" table:number-rows-spanned="2" office:value-type="string">
            <text:p text:style-name="P2">Pós Condições</text:p>
          </table:table-cell>
          <table:table-cell table:style-name="Table15.B2" office:value-type="string">
            <text:p text:style-name="P22">PC1</text:p>
          </table:table-cell>
          <table:table-cell table:style-name="Table15.C2" office:value-type="string">
            <text:p text:style-name="P16">O Administrador poderá estar na tela de Edição de <text:span text:style-name="T35">Funcionários</text:span>.</text:p>
          </table:table-cell>
        </table:table-row>
        <table:table-row>
          <table:covered-table-cell/>
          <table:table-cell table:style-name="Table15.B11" office:value-type="string">
            <text:p text:style-name="P23">PC2</text:p>
          </table:table-cell>
          <table:table-cell table:style-name="Table15.C11" office:value-type="string">
            <text:p text:style-name="P18">O Administrador poderá visualizar o relatório.</text:p>
          </table:table-cell>
        </table:table-row>
        <table:table-row table:style-name="Table15.1">
          <table:table-cell table:style-name="Table15.A2" office:value-type="string">
            <text:p text:style-name="P2">Casos de Uso Afetados</text:p>
          </table:table-cell>
          <table:table-cell table:style-name="Table15.C2" table:number-columns-spanned="2" office:value-type="string">
            <text:p text:style-name="P24">NDA.</text:p>
          </table:table-cell>
          <table:covered-table-cell/>
        </table:table-row>
      </table:table>
      <text:p text:style-name="P29"/>
      <text:p text:style-name="P29"/>
      <text:p text:style-name="P33"><text:bookmark-start text:name="__DdeLink__5133_1845438900"/><text:bookmark-start text:name="__DdeLink__5146_1845438900"/>UC <text:span text:style-name="T40">2.1</text:span> – <text:span text:style-name="T23">Cadastrar e Editar Cliente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28"><text:span text:style-name="T3">UC</text:span><text:span text:style-name="T8">2</text:span><text:span text:style-name="T3">.1– Cadastr</text:span><text:span text:style-name="T4">o e Edição de</text:span><text:span text:style-name="T3"> </text:span><text:span text:style-name="T8">Clientes</text:span>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3">Pré - Condições</text:p>
          </table:table-cell>
          <table:table-cell table:style-name="Tabela2.B2" office:value-type="string">
            <text:p text:style-name="P8">PC1</text:p>
          </table:table-cell>
          <table:table-cell table:style-name="Tabela2.C2" office:value-type="string">
            <text:p text:style-name="P8">O Administrador/<text:span text:style-name="T40">Funcionário</text:span> deve estar logado no sistema<text:span text:style-name="T24"> [UC2.</text:span><text:span text:style-name="T25">3</text:span><text:span text:style-name="T24">]</text:span></text:p>
          </table:table-cell>
        </table:table-row>
        <table:table-row table:style-name="Tabela2.3">
          <table:table-cell table:style-name="Tabela2.A2" office:value-type="string">
            <text:p text:style-name="P3">Atores Envolvidos</text:p>
          </table:table-cell>
          <table:table-cell table:style-name="Tabela2.C2" table:number-columns-spanned="2" office:value-type="string">
            <text:p text:style-name="P8">Administrador/<text:span text:style-name="T40">Funcionário</text:span></text:p>
          </table:table-cell>
          <table:covered-table-cell/>
        </table:table-row>
        <table:table-row table:style-name="Tabela2.1">
          <table:table-cell table:style-name="Tabela2.A2" table:number-rows-spanned="5" office:value-type="string">
            <text:p text:style-name="P3">Fluxo Principal</text:p>
          </table:table-cell>
          <table:table-cell table:style-name="Tabela2.B2" office:value-type="string">
            <text:p text:style-name="P8">FP1</text:p>
          </table:table-cell>
          <table:table-cell table:style-name="Tabela2.C2" office:value-type="string">
            <text:p text:style-name="P8">O <text:span text:style-name="T23">Administrador/Funcionário</text:span> preencherá os campos <text:bookmark-start text:name="__DdeLink__4496_37239437881"/>nome,<text:span text:style-name="T26">CPF, RG, telefone, celular, CEP, endereço, bairro/distrito, município, UF, nascimento</text:span>, <text:span text:style-name="T40">informações adicionais, descontos, saldo para compras,</text:span> <text:span text:style-name="T23">e-mail e</text:span> .<text:bookmark-end text:name="__DdeLink__4496_37239437881"/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8">FP2</text:p>
          </table:table-cell>
          <table:table-cell table:style-name="Tabela2.C2" office:value-type="string">
            <text:p text:style-name="P8">Para salvar o cadastro do <text:span text:style-name="T41">Cliente</text:span> <text:span text:style-name="T27">o</text:span> Administrador/<text:span text:style-name="T41">Funcionário</text:span> deverá clicar no botão Salvar;</text:p>
            <text:p text:style-name="P21"/>
          </table:table-cell>
        </table:table-row>
        <table:table-row table:style-name="Tabela2.1">
          <table:covered-table-cell/>
          <table:table-cell table:style-name="Tabela2.B2" office:value-type="string">
            <text:p text:style-name="P8">FP3</text:p>
          </table:table-cell>
          <table:table-cell table:style-name="Tabela2.C2" office:value-type="string">
            <text:p text:style-name="P8">O sistema emitirá <text:span text:style-name="T18">a </text:span>mensagem de confirmação “<text:span text:style-name="T18">Deseja realmente salvar o registro?</text:span>”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8">FP4</text:p>
          </table:table-cell>
          <table:table-cell table:style-name="Tabela2.C2" office:value-type="string">
            <text:p text:style-name="P8"><text:span text:style-name="T18">O</text:span> Administrador/<text:span text:style-name="T41">Funcionário</text:span> confirm<text:span text:style-name="T18">ará</text:span> a mensagem, clicando no botão OK, <text:span text:style-name="T18">e </text:span>o sistema salvará <text:span text:style-name="T18">o registro</text:span> no banco de dados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8">FP5</text:p>
          </table:table-cell>
          <table:table-cell table:style-name="Tabela2.C2" office:value-type="string">
            <text:p text:style-name="P8">O sistema emitirá a mensagem “Registro salvo com sucesso!”</text:p>
          </table:table-cell>
        </table:table-row>
        <table:table-row table:style-name="Tabela2.1">
          <table:table-cell table:style-name="Tabela2.A2" table:number-rows-spanned="4" office:value-type="string">
            <text:p text:style-name="P3">Fluxos Alternativos</text:p>
          </table:table-cell>
          <table:table-cell table:style-name="Tabela2.B2" office:value-type="string">
            <text:p text:style-name="P8">FA1</text:p>
          </table:table-cell>
          <table:table-cell table:style-name="Tabela2.C2" office:value-type="string">
            <text:p text:style-name="P8">Se o <text:span text:style-name="T41">Cliente</text:span> já estiver salvo no banco de dados o sistema salvará as modificações realizadas no registro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8">FA2</text:p>
          </table:table-cell>
          <table:table-cell table:style-name="Tabela2.C2" office:value-type="string">
            <text:p text:style-name="P8">Se o Administrador/<text:span text:style-name="T41">Funcionário</text:span> clicar no botão Cancelar, todas as alterações não salvas serão descartadas e ele sairá da tela <text:span text:style-name="T27">Editar</text:span> <text:span text:style-name="T41">Cliente</text:span>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8">FA3</text:p>
          </table:table-cell>
          <table:table-cell table:style-name="Tabela2.C2" office:value-type="string">
            <text:p text:style-name="P8">Se o Administrador/<text:span text:style-name="T41">Funcionário</text:span> clicar no botão <text:span text:style-name="T19">Apagar, e o registro já estiver no banco de dados, o registro será removido.</text:span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8">FA4</text:p>
          </table:table-cell>
          <table:table-cell table:style-name="Tabela2.C2" office:value-type="string">
            <text:p text:style-name="P8"><text:bookmark-start text:name="__DdeLink__3279_8836594741"/>Se o Administrador/<text:span text:style-name="T41">Funcionário</text:span> não tiver preenchido algum dos campos <text:span text:style-name="T18">obrigatórios </text:span>do formulário o sistema emitirá a mensagem “<text:span text:style-name="T27">Por favor preencha os campos obrigatórios!</text:span>” e não procederá com <text:span text:style-name="T27">a persistência do registro</text:span>.<text:bookmark-end text:name="__DdeLink__3279_8836594741"/></text:p>
          </table:table-cell>
        </table:table-row>
        <table:table-row table:style-name="Tabela2.1">
          <table:table-cell table:style-name="Tabela2.A13" table:number-rows-spanned="8" office:value-type="string">
            <text:p text:style-name="P3">Regras de Negócio</text:p>
          </table:table-cell>
          <table:table-cell table:style-name="Tabela2.B2" office:value-type="string">
            <text:p text:style-name="P8">RN1</text:p>
          </table:table-cell>
          <table:table-cell table:style-name="Tabela2.C2" office:value-type="string">
            <text:p text:style-name="P8">O nome do <text:span text:style-name="T42">Cliente</text:span> não pode ter menos do que 8 caracteres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8">RN2</text:p>
          </table:table-cell>
          <table:table-cell table:style-name="Tabela2.C2" office:value-type="string">
            <text:p text:style-name="P8">O <text:span text:style-name="T28">e-mail</text:span> do <text:span text:style-name="T42">Cliente </text:span>deverá conter formato válido. <text:span text:style-name="T20">Terminar com @domain.com. Deverá conter no mínimo 1 ponto(.) e obrigatoriamente conter apenas 1 símbolo arroba (@). </text:span></text:p>
          </table:table-cell>
        </table:table-row>
        <table:table-row table:style-name="Tabela2.1">
          <table:covered-table-cell/>
          <table:table-cell table:style-name="Tabela2.B15" office:value-type="string">
            <text:p text:style-name="P10">RN<text:span text:style-name="T44">3</text:span></text:p>
          </table:table-cell>
          <table:table-cell table:style-name="Tabela2.C15" office:value-type="string">
            <text:p text:style-name="P12">O campo <text:span text:style-name="T30">nome</text:span> não pode ficar em branco.</text:p>
          </table:table-cell>
        </table:table-row>
        <table:table-row table:style-name="Tabela2.1">
          <table:covered-table-cell/>
          <table:table-cell table:style-name="Tabela2.B15" office:value-type="string">
            <text:p text:style-name="P10">RN<text:span text:style-name="T44">4</text:span></text:p>
          </table:table-cell>
          <table:table-cell table:style-name="Tabela2.C15" office:value-type="string">
            <text:p text:style-name="P12">O campo <text:span text:style-name="T31">celular</text:span> não pode ficar em branco.</text:p>
          </table:table-cell>
        </table:table-row>
        <table:table-row table:style-name="Tabela2.1">
          <table:covered-table-cell/>
          <table:table-cell table:style-name="Tabela2.B15" office:value-type="string">
            <text:p text:style-name="P14">RN<text:span text:style-name="T44">5</text:span></text:p>
          </table:table-cell>
          <table:table-cell table:style-name="Tabela2.C15" office:value-type="string">
            <text:p text:style-name="P14">O campo RG não pode ficar em branco.</text:p>
          </table:table-cell>
        </table:table-row>
        <table:table-row table:style-name="Tabela2.1">
          <table:covered-table-cell/>
          <table:table-cell table:style-name="Tabela2.B15" office:value-type="string">
            <text:p text:style-name="P14">RN<text:span text:style-name="T44">6</text:span></text:p>
          </table:table-cell>
          <table:table-cell table:style-name="Tabela2.C15" office:value-type="string">
            <text:p text:style-name="P14">Os campos relativos a endereço não poderão ficar em branco.</text:p>
          </table:table-cell>
        </table:table-row>
        <table:table-row table:style-name="Tabela2.1">
          <table:covered-table-cell/>
          <table:table-cell table:style-name="Tabela2.B15" office:value-type="string">
            <text:p text:style-name="P36">RN7</text:p>
          </table:table-cell>
          <table:table-cell table:style-name="Tabela2.C15" office:value-type="string">
            <text:p text:style-name="P36">O campo CPF não pode ficar em branco.</text:p>
          </table:table-cell>
        </table:table-row>
        <table:table-row table:style-name="Tabela2.1">
          <table:covered-table-cell/>
          <table:table-cell table:style-name="Tabela2.B15" office:value-type="string">
            <text:p text:style-name="P10">RN<text:span text:style-name="T44">8</text:span></text:p>
          </table:table-cell>
          <table:table-cell table:style-name="Tabela2.C15" office:value-type="string">
            <text:p text:style-name="P12">O campo <text:span text:style-name="T30">CPF</text:span> deve ter <text:span text:style-name="T29">exatamente 11 números. Deverá ser validado através de algoritmo específico para isso.</text:span></text:p>
          </table:table-cell>
        </table:table-row>
        <table:table-row>
          <table:table-cell table:style-name="Tabela2.A2" office:value-type="string">
            <text:p text:style-name="P3">Pós Condições</text:p>
          </table:table-cell>
          <table:table-cell table:style-name="Tabela2.B2" office:value-type="string">
            <text:p text:style-name="P8">PC1</text:p>
          </table:table-cell>
          <table:table-cell table:style-name="Tabela2.C2" office:value-type="string">
            <text:p text:style-name="P8">O <text:span text:style-name="T42">Cliente </text:span>deverá estar salvo no banco de dados.</text:p>
          </table:table-cell>
        </table:table-row>
        <table:table-row table:style-name="Tabela2.1">
          <table:table-cell table:style-name="Tabela2.A2" office:value-type="string">
            <text:p text:style-name="P3">Casos de Uso Afetados</text:p>
          </table:table-cell>
          <table:table-cell table:style-name="Tabela2.C2" table:number-columns-spanned="2" office:value-type="string">
            <text:p text:style-name="P25">NDA.</text:p>
          </table:table-cell>
          <table:covered-table-cell/>
        </table:table-row>
      </table:table>
      <text:p text:style-name="P132"><text:bookmark-end text:name="__DdeLink__5133_1845438900"/><text:bookmark-end text:name="__DdeLink__5146_1845438900"/></text:p>
      <text:p text:style-name="P142"><text:bookmark-start text:name="__DdeLink__5140_1845438900"/><text:bookmark-start text:name="__DdeLink__5153_1845438900"/><text:span text:style-name="T52">UC 2.2 - <text:s/>Listar Clientes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82"><text:span text:style-name="T3">UC</text:span><text:span text:style-name="T9">2</text:span><text:span text:style-name="T3">.2– </text:span><text:span text:style-name="T7">Listar </text:span><text:span text:style-name="T9">Clientes</text:span>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38">Pré - Condições</text:p>
          </table:table-cell>
          <table:table-cell table:style-name="Tabela3.B2" office:value-type="string">
            <text:p text:style-name="P47">PC1</text:p>
          </table:table-cell>
          <table:table-cell table:style-name="Tabela3.C2" office:value-type="string">
            <text:p text:style-name="P47">O Administrador/<text:span text:style-name="T45">Funcionário</text:span> deve estar logado no sistema <text:span text:style-name="T36">[UC2.</text:span><text:span text:style-name="T37">3</text:span><text:span text:style-name="T36">]</text:span></text:p>
          </table:table-cell>
        </table:table-row>
        <table:table-row table:style-name="Tabela3.3">
          <table:table-cell table:style-name="Tabela3.A2" office:value-type="string">
            <text:p text:style-name="P38">Atores Envolvidos</text:p>
          </table:table-cell>
          <table:table-cell table:style-name="Tabela3.C2" table:number-columns-spanned="2" office:value-type="string">
            <text:p text:style-name="P47"><text:bookmark-start text:name="__DdeLink__5129_1845438900"/>Administrador/<text:span text:style-name="T45">Funcionário</text:span><text:bookmark-end text:name="__DdeLink__5129_1845438900"/></text:p>
          </table:table-cell>
          <table:covered-table-cell/>
        </table:table-row>
        <table:table-row table:style-name="Tabela3.1">
          <table:table-cell table:style-name="Tabela3.A2" table:number-rows-spanned="4" office:value-type="string">
            <text:p text:style-name="P38"/>
            <text:p text:style-name="P38">Fluxo Principal</text:p>
          </table:table-cell>
          <table:table-cell table:style-name="Tabela3.B2" office:value-type="string">
            <text:p text:style-name="P47">FP1</text:p>
          </table:table-cell>
          <table:table-cell table:style-name="Tabela3.C2" office:value-type="string">
            <text:p text:style-name="P56">O Sistema carregará os <text:span text:style-name="T45">Clientes</text:span> previamente cadastrados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47">FP<text:span text:style-name="T34">2</text:span></text:p>
          </table:table-cell>
          <table:table-cell table:style-name="Tabela3.C5" office:value-type="string">
            <text:p text:style-name="P47">O Administrador/<text:span text:style-name="T45">Funcionário</text:span> preencherá o campo <text:span text:style-name="T45">de busca de acordo ao filtro(</text:span>nome <text:span text:style-name="T35">ou CPF).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47">FP<text:span text:style-name="T34">3</text:span></text:p>
          </table:table-cell>
          <table:table-cell table:style-name="Tabela3.C2" office:value-type="string">
            <text:p text:style-name="P47">Para buscar o<text:span text:style-name="T22">s</text:span> <text:span text:style-name="T45">Clientes,</text:span> o Administrador/<text:span text:style-name="T45">Funcionário</text:span> deverá clicar no botão <text:span text:style-name="T35">Pesquisa</text:span>r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47">FP<text:span text:style-name="T34">4</text:span></text:p>
          </table:table-cell>
          <table:table-cell table:style-name="Tabela3.C2" office:value-type="string">
            <text:p text:style-name="P47">O sistema listará todos os resultados encontrados.</text:p>
          </table:table-cell>
        </table:table-row>
        <table:table-row table:style-name="Tabela3.1">
          <table:table-cell table:style-name="Tabela3.A2" table:number-rows-spanned="5" office:value-type="string">
            <text:p text:style-name="P38">Fluxos Alternativos</text:p>
          </table:table-cell>
          <table:table-cell table:style-name="Tabela3.B2" office:value-type="string">
            <text:p text:style-name="P47">FA1</text:p>
          </table:table-cell>
          <table:table-cell table:style-name="Tabela3.C2" office:value-type="string">
            <text:p text:style-name="P47"><text:bookmark-start text:name="__DdeLink__3264_88365947421"/>Se o Administrador/<text:span text:style-name="T45">Funcionário</text:span> clicar no botão <text:span text:style-name="T1">Novo ele será redirecionado a tela de Edição de Clientes.</text:span><text:bookmark-end text:name="__DdeLink__3264_88365947421"/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47">FA2</text:p>
          </table:table-cell>
          <table:table-cell table:style-name="Tabela3.C2" office:value-type="string">
            <text:p text:style-name="P47">Se o Administrador/<text:span text:style-name="T45">Funcionário</text:span> clicar <text:span text:style-name="T1">em um dos registros e </text:span>no botão <text:span text:style-name="T1">Editar ele será redirecionado a tela de Edição de Clientes e os dados do registro serão carregados.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47">FA3</text:p>
          </table:table-cell>
          <table:table-cell table:style-name="Tabela3.C2" office:value-type="string">
            <text:p text:style-name="P47">Se o Administrador/<text:span text:style-name="T45">Funcionário</text:span> não tiver preenchido <text:span text:style-name="T35">o </text:span>campo <text:span text:style-name="T35">de busca</text:span> <text:span text:style-name="T22">o</text:span> sistema listará todos os <text:span text:style-name="T45">Clientes</text:span>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61">FA4</text:p>
          </table:table-cell>
          <table:table-cell table:style-name="Tabela3.C11" office:value-type="string">
            <text:p text:style-name="P47">Se o Administrador/<text:span text:style-name="T45">Funcionário </text:span>clicar <text:span text:style-name="T1">em um dos registros e </text:span>no botão <text:span text:style-name="T38">Deletar, o respectivo registro será removido do banco de dados.</text:span>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66">FA5</text:p>
          </table:table-cell>
          <table:table-cell table:style-name="Tabela3.C11" office:value-type="string">
            <text:p text:style-name="P66">Se o Administrador/<text:span text:style-name="T45">Funcionário</text:span> clicar no botão Relatório, será exibido um arquivo PDF com a listagem de todos os <text:span text:style-name="T45">Clientes</text:span> <text:span text:style-name="T45">pesquisad</text:span>os.</text:p>
          </table:table-cell>
        </table:table-row>
        <table:table-row table:style-name="Tabela3.1">
          <table:table-cell table:style-name="Tabela3.A13" office:value-type="string">
            <text:p text:style-name="P38">Regras de Negócio</text:p>
          </table:table-cell>
          <table:table-cell table:style-name="Tabela3.B2" office:value-type="string">
            <text:p text:style-name="P95"/>
          </table:table-cell>
          <table:table-cell table:style-name="Tabela3.C2" office:value-type="string">
            <text:p text:style-name="P47">NDA.</text:p>
          </table:table-cell>
        </table:table-row>
        <table:table-row>
          <table:table-cell table:style-name="Tabela3.A2" table:number-rows-spanned="2" office:value-type="string">
            <text:p text:style-name="P38">Pós Condições</text:p>
          </table:table-cell>
          <table:table-cell table:style-name="Tabela3.B2" office:value-type="string">
            <text:p text:style-name="P104">PC1</text:p>
          </table:table-cell>
          <table:table-cell table:style-name="Tabela3.C2" office:value-type="string">
            <text:p text:style-name="P70">O Administrador/<text:span text:style-name="T45">Funcionário</text:span> poderá estar na tela de Edição de <text:span text:style-name="T45">Clientes</text:span>.</text:p>
          </table:table-cell>
        </table:table-row>
        <table:table-row>
          <table:covered-table-cell/>
          <table:table-cell table:style-name="Tabela3.B11" office:value-type="string">
            <text:p text:style-name="P109">PC2</text:p>
          </table:table-cell>
          <table:table-cell table:style-name="Tabela3.C11" office:value-type="string">
            <text:p text:style-name="P66">O Administrador/<text:span text:style-name="T45">Funcionário </text:span>poderá visualizar o relatório.</text:p>
          </table:table-cell>
        </table:table-row>
        <table:table-row table:style-name="Tabela3.1">
          <table:table-cell table:style-name="Tabela3.A2" office:value-type="string">
            <text:p text:style-name="P38">Casos de Uso Afetados</text:p>
          </table:table-cell>
          <table:table-cell table:style-name="Tabela3.C2" table:number-columns-spanned="2" office:value-type="string">
            <text:p text:style-name="P113">NDA.</text:p>
          </table:table-cell>
          <table:covered-table-cell/>
        </table:table-row>
      </table:table>
      <text:p text:style-name="P91"><text:bookmark-end text:name="__DdeLink__5140_1845438900"/></text:p>
      <text:p text:style-name="P133"><text:bookmark-end text:name="__DdeLink__5153_1845438900"/></text:p>
      <text:p text:style-name="P147">UC <text:span text:style-name="T49">3.1</text:span> – <text:span text:style-name="T23">Cadastrar e Editar Produtos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83"><text:span text:style-name="T3">UC</text:span><text:span text:style-name="T8">2</text:span><text:span text:style-name="T3">.1– Cadastr</text:span><text:span text:style-name="T4">o e Edição de</text:span><text:span text:style-name="T3"> </text:span><text:span text:style-name="T10">Produtos</text:span>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39">Pré - Condições</text:p>
          </table:table-cell>
          <table:table-cell table:style-name="Tabela4.B2" office:value-type="string">
            <text:p text:style-name="P48">PC1</text:p>
          </table:table-cell>
          <table:table-cell table:style-name="Tabela4.C2" office:value-type="string">
            <text:p text:style-name="P48">O Administrador/<text:span text:style-name="T40">Funcionário</text:span> deve estar logado no sistema<text:span text:style-name="T24"> [UC2.</text:span><text:span text:style-name="T25">3</text:span><text:span text:style-name="T24">]</text:span></text:p>
          </table:table-cell>
        </table:table-row>
        <table:table-row table:style-name="Tabela4.3">
          <table:table-cell table:style-name="Tabela4.A2" office:value-type="string">
            <text:p text:style-name="P39">Atores Envolvidos</text:p>
          </table:table-cell>
          <table:table-cell table:style-name="Tabela4.C2" table:number-columns-spanned="2" office:value-type="string">
            <text:p text:style-name="P48">Administrador/<text:span text:style-name="T40">Funcionário</text:span></text:p>
          </table:table-cell>
          <table:covered-table-cell/>
        </table:table-row>
        <table:table-row table:style-name="Tabela4.1">
          <table:table-cell table:style-name="Tabela4.A2" table:number-rows-spanned="5" office:value-type="string">
            <text:p text:style-name="P39">Fluxo Principal</text:p>
          </table:table-cell>
          <table:table-cell table:style-name="Tabela4.B2" office:value-type="string">
            <text:p text:style-name="P48">FP1</text:p>
          </table:table-cell>
          <table:table-cell table:style-name="Tabela4.C2" office:value-type="string">
            <text:p text:style-name="P48">O <text:span text:style-name="T23">Administrador/Funcionário</text:span> preencherá os campos <text:span text:style-name="T46">descrição</text:span><text:bookmark-start text:name="__DdeLink__4496_372394378811"/>, <text:span text:style-name="T46">valor de custo, valor de varejo, valor de atacado, categoria, código, unidade de medida, pontuação, fracionar, informações adicionais, estoque mínimo, estoque atual e se o produto ainda está ativo</text:span><text:bookmark-end text:name="__DdeLink__4496_372394378811"/><text:span text:style-name="T46">.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48">FP2</text:p>
          </table:table-cell>
          <table:table-cell table:style-name="Tabela4.C2" office:value-type="string">
            <text:p text:style-name="P48">Para salvar o cadastro do <text:span text:style-name="T47">Produto</text:span> <text:span text:style-name="T27">o</text:span> Administrador/<text:span text:style-name="T41">Funcionário</text:span> deverá clicar no botão Salvar.</text:p>
            <text:p text:style-name="P96"/>
          </table:table-cell>
        </table:table-row>
        <table:table-row table:style-name="Tabela4.1">
          <table:covered-table-cell/>
          <table:table-cell table:style-name="Tabela4.B2" office:value-type="string">
            <text:p text:style-name="P48">FP3</text:p>
          </table:table-cell>
          <table:table-cell table:style-name="Tabela4.C2" office:value-type="string">
            <text:p text:style-name="P48">O sistema emitirá <text:span text:style-name="T18">a </text:span>mensagem de confirmação “<text:span text:style-name="T18">Deseja realmente salvar o registro?</text:span>”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48">FP4</text:p>
          </table:table-cell>
          <table:table-cell table:style-name="Tabela4.C2" office:value-type="string">
            <text:p text:style-name="P48"><text:span text:style-name="T18">O</text:span> Administrador/<text:span text:style-name="T41">Funcionário</text:span> confirm<text:span text:style-name="T18">ará</text:span> a mensagem, clicando no botão OK <text:span text:style-name="T18">e </text:span>o sistema salvará <text:span text:style-name="T18">o registro</text:span> no banco de dados;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48">FP5</text:p>
          </table:table-cell>
          <table:table-cell table:style-name="Tabela4.C2" office:value-type="string">
            <text:p text:style-name="P48">O sistema emitirá a mensagem “Registro salvo com sucesso!”</text:p>
          </table:table-cell>
        </table:table-row>
        <table:table-row table:style-name="Tabela4.1">
          <table:table-cell table:style-name="Tabela4.A2" table:number-rows-spanned="4" office:value-type="string">
            <text:p text:style-name="P39">Fluxos Alternativos</text:p>
          </table:table-cell>
          <table:table-cell table:style-name="Tabela4.B2" office:value-type="string">
            <text:p text:style-name="P48">FA1</text:p>
          </table:table-cell>
          <table:table-cell table:style-name="Tabela4.C2" office:value-type="string">
            <text:p text:style-name="P48">Se o <text:span text:style-name="T47">Produto</text:span> já estiver salvo no banco de dados o sistema salvará as modificações realizadas no registro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48">FA2</text:p>
          </table:table-cell>
          <table:table-cell table:style-name="Tabela4.C2" office:value-type="string">
            <text:p text:style-name="P48">Se o Administrador/<text:span text:style-name="T41">Funcionário</text:span> clicar no botão Cancelar, todas as alterações não salvas serão descartadas e ele sairá da tela <text:span text:style-name="T27">Editar</text:span> <text:span text:style-name="T47">Produto</text:span>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48">FA3</text:p>
          </table:table-cell>
          <table:table-cell table:style-name="Tabela4.C2" office:value-type="string">
            <text:p text:style-name="P48">Se o Administrador/<text:span text:style-name="T41">Funcionário</text:span> clicar no botão <text:span text:style-name="T19">Apagar, e o registro já estiver no banco de dados, o registro será removido.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48">FA4</text:p>
          </table:table-cell>
          <table:table-cell table:style-name="Tabela4.C2" office:value-type="string">
            <text:p text:style-name="P48"><text:bookmark-start text:name="__DdeLink__3279_88365947411"/>Se o Administrador/<text:span text:style-name="T41">Funcionário</text:span> não tiver preenchido algum dos campos <text:span text:style-name="T18">obrigatórios </text:span>do formulário o sistema emitirá a mensagem “<text:span text:style-name="T27">Por favor preencha os campos obrigatórios!</text:span>” e não procederá com <text:span text:style-name="T27">a persistência do registro</text:span>.<text:bookmark-end text:name="__DdeLink__3279_88365947411"/></text:p>
          </table:table-cell>
        </table:table-row>
        <table:table-row table:style-name="Tabela4.1">
          <table:table-cell table:style-name="Tabela4.A13" table:number-rows-spanned="5" office:value-type="string">
            <text:p text:style-name="P124">Regras de Negócio</text:p>
          </table:table-cell>
          <table:table-cell table:style-name="Tabela4.B13" office:value-type="string">
            <text:p text:style-name="P75">RN<text:span text:style-name="T48">1</text:span></text:p>
          </table:table-cell>
          <table:table-cell table:style-name="Tabela4.C13" office:value-type="string">
            <text:p text:style-name="P78">O campo <text:span text:style-name="T47">descrição </text:span>não pode ficar em branco.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75">RN<text:span text:style-name="T48">2</text:span></text:p>
          </table:table-cell>
          <table:table-cell table:style-name="Tabela4.C13" office:value-type="string">
            <text:p text:style-name="P78">O campo <text:span text:style-name="T47">valor de custo não pode ficar em branco.</text:span>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34">RN<text:span text:style-name="T48">3</text:span></text:p>
          </table:table-cell>
          <table:table-cell table:style-name="Tabela4.C13" office:value-type="string">
            <text:p text:style-name="P34">O campo <text:span text:style-name="T47">valor de varejo não pode ficar em branco.</text:span>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34">RN<text:span text:style-name="T48">4</text:span></text:p>
          </table:table-cell>
          <table:table-cell table:style-name="Tabela4.C13" office:value-type="string">
            <text:p text:style-name="P34">O campo <text:span text:style-name="T47">valor de atacado não pode ficar em branco.</text:span>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75">RN<text:span text:style-name="T48">5</text:span></text:p>
          </table:table-cell>
          <table:table-cell table:style-name="Tabela4.C13" office:value-type="string">
            <text:p text:style-name="P78">O campo <text:span text:style-name="T47">estoque atual não pode ficar em branco.</text:span></text:p>
          </table:table-cell>
        </table:table-row>
        <table:table-row>
          <table:table-cell table:style-name="Tabela4.A2" office:value-type="string">
            <text:p text:style-name="P39">Pós Condições</text:p>
          </table:table-cell>
          <table:table-cell table:style-name="Tabela4.B2" office:value-type="string">
            <text:p text:style-name="P48">PC1</text:p>
          </table:table-cell>
          <table:table-cell table:style-name="Tabela4.C2" office:value-type="string">
            <text:p text:style-name="P48">O <text:span text:style-name="T47">Produto </text:span>deverá estar salvo no banco de dados.</text:p>
          </table:table-cell>
        </table:table-row>
        <table:table-row table:style-name="Tabela4.1">
          <table:table-cell table:style-name="Tabela4.A2" office:value-type="string">
            <text:p text:style-name="P39">Casos de Uso Afetados</text:p>
          </table:table-cell>
          <table:table-cell table:style-name="Tabela4.C2" table:number-columns-spanned="2" office:value-type="string">
            <text:p text:style-name="P114">NDA.</text:p>
          </table:table-cell>
          <table:covered-table-cell/>
        </table:table-row>
      </table:table>
      <text:p text:style-name="P134"/>
      <text:p text:style-name="P134"/>
      <text:p text:style-name="P146">UC <text:span text:style-name="T49">3.2</text:span> - <text:s/><text:span text:style-name="T45">Listar Produtos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84"><text:span text:style-name="T3">UC</text:span><text:span text:style-name="T9">2</text:span><text:span text:style-name="T3">.2– </text:span><text:span text:style-name="T7">Listar </text:span><text:span text:style-name="T11">Produtos</text:span>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40">Pré - Condições</text:p>
          </table:table-cell>
          <table:table-cell table:style-name="Tabela5.B2" office:value-type="string">
            <text:p text:style-name="P49">PC1</text:p>
          </table:table-cell>
          <table:table-cell table:style-name="Tabela5.C2" office:value-type="string">
            <text:p text:style-name="P49">O Administrador/<text:span text:style-name="T45">Funcionário</text:span> deve estar logado no sistema <text:span text:style-name="T36">[UC2.</text:span><text:span text:style-name="T37">3</text:span><text:span text:style-name="T36">]</text:span></text:p>
          </table:table-cell>
        </table:table-row>
        <table:table-row table:style-name="Tabela5.3">
          <table:table-cell table:style-name="Tabela5.A2" office:value-type="string">
            <text:p text:style-name="P40">Atores Envolvidos</text:p>
          </table:table-cell>
          <table:table-cell table:style-name="Tabela5.C2" table:number-columns-spanned="2" office:value-type="string">
            <text:p text:style-name="P49"><text:bookmark-start text:name="__DdeLink__5129_18454389001"/>Administrador/<text:span text:style-name="T45">Funcionário</text:span><text:bookmark-end text:name="__DdeLink__5129_18454389001"/></text:p>
          </table:table-cell>
          <table:covered-table-cell/>
        </table:table-row>
        <table:table-row table:style-name="Tabela5.1">
          <table:table-cell table:style-name="Tabela5.A2" table:number-rows-spanned="4" office:value-type="string">
            <text:p text:style-name="P40"/>
            <text:p text:style-name="P40">Fluxo Principal</text:p>
          </table:table-cell>
          <table:table-cell table:style-name="Tabela5.B2" office:value-type="string">
            <text:p text:style-name="P49">FP1</text:p>
          </table:table-cell>
          <table:table-cell table:style-name="Tabela5.C2" office:value-type="string">
            <text:p text:style-name="P57">O Sistema carregará os <text:span text:style-name="T49">Produtos</text:span> previamente cadastrados</text:p>
          </table:table-cell>
        </table:table-row>
        <table:table-row table:style-name="Tabela5.1">
          <table:covered-table-cell/>
          <table:table-cell table:style-name="Tabela5.B5" office:value-type="string">
            <text:p text:style-name="P49">FP<text:span text:style-name="T34">2</text:span></text:p>
          </table:table-cell>
          <table:table-cell table:style-name="Tabela5.C5" office:value-type="string">
            <text:p text:style-name="P49">O Administrador/<text:span text:style-name="T45">Funcionário</text:span> preencherá o campo <text:span text:style-name="T45">de busca de acordo ao filtro(descrição ou código).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49">FP<text:span text:style-name="T34">3</text:span></text:p>
          </table:table-cell>
          <table:table-cell table:style-name="Tabela5.C2" office:value-type="string">
            <text:p text:style-name="P49">Para buscar o<text:span text:style-name="T22">s</text:span> <text:span text:style-name="T45">Clientes,</text:span> o Administrador/<text:span text:style-name="T45">Funcionário</text:span> deverá clicar no botão <text:span text:style-name="T35">Pesquisa</text:span>r;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49">FP<text:span text:style-name="T34">4</text:span></text:p>
          </table:table-cell>
          <table:table-cell table:style-name="Tabela5.C2" office:value-type="string">
            <text:p text:style-name="P49">O sistema listará todos os resultados encontrados.</text:p>
          </table:table-cell>
        </table:table-row>
        <table:table-row table:style-name="Tabela5.1">
          <table:table-cell table:style-name="Tabela5.A2" table:number-rows-spanned="5" office:value-type="string">
            <text:p text:style-name="P40">Fluxos Alternativos</text:p>
          </table:table-cell>
          <table:table-cell table:style-name="Tabela5.B2" office:value-type="string">
            <text:p text:style-name="P49">FA1</text:p>
          </table:table-cell>
          <table:table-cell table:style-name="Tabela5.C2" office:value-type="string">
            <text:p text:style-name="P49"><text:bookmark-start text:name="__DdeLink__3264_883659474211"/>Se o Administrador/<text:span text:style-name="T45">Funcionário</text:span> clicar no botão <text:span text:style-name="T1">Novo ele será redirecionado a tela de Edição de Produtos.</text:span><text:bookmark-end text:name="__DdeLink__3264_883659474211"/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49">FA2</text:p>
          </table:table-cell>
          <table:table-cell table:style-name="Tabela5.C2" office:value-type="string">
            <text:p text:style-name="P49">Se o Administrador/<text:span text:style-name="T45">Funcionário</text:span> clicar <text:span text:style-name="T1">em um dos registros e </text:span>no botão <text:span text:style-name="T1">Editar ele será redirecionado a tela de Edição de Produtos e os dados do registro serão carregados.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49">FA3</text:p>
          </table:table-cell>
          <table:table-cell table:style-name="Tabela5.C2" office:value-type="string">
            <text:p text:style-name="P49">Se o Administrador/<text:span text:style-name="T45">Funcionário</text:span> não tiver preenchido <text:span text:style-name="T35">o </text:span>campo <text:span text:style-name="T35">de busca</text:span> <text:span text:style-name="T22">o</text:span> sistema listará todos os <text:span text:style-name="T49">Produtos</text:span>.</text:p>
          </table:table-cell>
        </table:table-row>
        <table:table-row table:style-name="Tabela5.1">
          <table:covered-table-cell/>
          <table:table-cell table:style-name="Tabela5.B11" office:value-type="string">
            <text:p text:style-name="P62">FA4</text:p>
          </table:table-cell>
          <table:table-cell table:style-name="Tabela5.C11" office:value-type="string">
            <text:p text:style-name="P49">Se o Administrador/<text:span text:style-name="T45">Funcionário </text:span>clicar <text:span text:style-name="T1">em um dos registros e </text:span>no botão <text:span text:style-name="T38">Deletar, o respectivo registro será removido do banco de dados.</text:span></text:p>
          </table:table-cell>
        </table:table-row>
        <table:table-row table:style-name="Tabela5.1">
          <table:covered-table-cell/>
          <table:table-cell table:style-name="Tabela5.B11" office:value-type="string">
            <text:p text:style-name="P67">FA5</text:p>
          </table:table-cell>
          <table:table-cell table:style-name="Tabela5.C11" office:value-type="string">
            <text:p text:style-name="P67">Se o Administrador/<text:span text:style-name="T45">Funcionário</text:span> clicar no botão Relatório, será exibido um arquivo PDF com a listagem de todos os <text:span text:style-name="T49">Produtos</text:span> <text:span text:style-name="T45">pesquisad</text:span>os.</text:p>
          </table:table-cell>
        </table:table-row>
        <table:table-row table:style-name="Tabela5.1">
          <table:table-cell table:style-name="Tabela5.A13" office:value-type="string">
            <text:p text:style-name="P40">Regras de Negócio</text:p>
          </table:table-cell>
          <table:table-cell table:style-name="Tabela5.B2" office:value-type="string">
            <text:p text:style-name="P97"/>
          </table:table-cell>
          <table:table-cell table:style-name="Tabela5.C2" office:value-type="string">
            <text:p text:style-name="P49">NDA.</text:p>
          </table:table-cell>
        </table:table-row>
        <table:table-row>
          <table:table-cell table:style-name="Tabela5.A2" table:number-rows-spanned="2" office:value-type="string">
            <text:p text:style-name="P40">Pós Condições</text:p>
          </table:table-cell>
          <table:table-cell table:style-name="Tabela5.B2" office:value-type="string">
            <text:p text:style-name="P105">PC1</text:p>
          </table:table-cell>
          <table:table-cell table:style-name="Tabela5.C2" office:value-type="string">
            <text:p text:style-name="P71">O Administrador/<text:span text:style-name="T45">Funcionário</text:span> poderá estar na tela de Edição de <text:span text:style-name="T45">Clientes</text:span>.</text:p>
          </table:table-cell>
        </table:table-row>
        <table:table-row>
          <table:covered-table-cell/>
          <table:table-cell table:style-name="Tabela5.B11" office:value-type="string">
            <text:p text:style-name="P110">PC2</text:p>
          </table:table-cell>
          <table:table-cell table:style-name="Tabela5.C11" office:value-type="string">
            <text:p text:style-name="P67">O Administrador/<text:span text:style-name="T45">Funcionário </text:span>poderá visualizar o relatório.</text:p>
          </table:table-cell>
        </table:table-row>
        <table:table-row table:style-name="Tabela5.1">
          <table:table-cell table:style-name="Tabela5.A2" office:value-type="string">
            <text:p text:style-name="P40">Casos de Uso Afetados</text:p>
          </table:table-cell>
          <table:table-cell table:style-name="Tabela5.C2" table:number-columns-spanned="2" office:value-type="string">
            <text:p text:style-name="P115">NDA.</text:p>
          </table:table-cell>
          <table:covered-table-cell/>
        </table:table-row>
      </table:table>
      <text:p text:style-name="P135"/>
      <text:p text:style-name="P148"><text:bookmark-start text:name="__DdeLink__5160_1845438900"/>UC <text:span text:style-name="T53">4.1</text:span> – <text:span text:style-name="T23">Cadastrar e Editar Fornecedores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85"><text:span text:style-name="T3">UC</text:span><text:span text:style-name="T13">4</text:span><text:span text:style-name="T3">.1– Cadastr</text:span><text:span text:style-name="T4">o e Edição de </text:span><text:span text:style-name="T12">Fornecedores</text:span>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41">Pré - Condições</text:p>
          </table:table-cell>
          <table:table-cell table:style-name="Tabela6.B2" office:value-type="string">
            <text:p text:style-name="P50">PC1</text:p>
          </table:table-cell>
          <table:table-cell table:style-name="Tabela6.C2" office:value-type="string">
            <text:p text:style-name="P50">O Administrador/<text:span text:style-name="T40">Funcionário</text:span> deve estar logado no sistema<text:span text:style-name="T24"> [UC2.</text:span><text:span text:style-name="T25">3</text:span><text:span text:style-name="T24">]</text:span></text:p>
          </table:table-cell>
        </table:table-row>
        <table:table-row table:style-name="Tabela6.3">
          <table:table-cell table:style-name="Tabela6.A2" office:value-type="string">
            <text:p text:style-name="P41">Atores Envolvidos</text:p>
          </table:table-cell>
          <table:table-cell table:style-name="Tabela6.C2" table:number-columns-spanned="2" office:value-type="string">
            <text:p text:style-name="P50">Administrador/<text:span text:style-name="T40">Funcionário</text:span></text:p>
          </table:table-cell>
          <table:covered-table-cell/>
        </table:table-row>
        <table:table-row table:style-name="Tabela6.1">
          <table:table-cell table:style-name="Tabela6.A2" table:number-rows-spanned="5" office:value-type="string">
            <text:p text:style-name="P41">Fluxo Principal</text:p>
          </table:table-cell>
          <table:table-cell table:style-name="Tabela6.B2" office:value-type="string">
            <text:p text:style-name="P50">FP1</text:p>
          </table:table-cell>
          <table:table-cell table:style-name="Tabela6.C2" office:value-type="string">
            <text:p text:style-name="P50">O <text:span text:style-name="T23">Administrador/Funcionário</text:span> preencherá os campos <text:span text:style-name="T50">nome</text:span><text:bookmark-start text:name="__DdeLink__4496_372394378812"/>,<text:span text:style-name="T50">inscrição estadual, CNPJ, telefone1, telefone2, CEP, endereço, bairro/distrito, município, UF, nascimento</text:span>, <text:span text:style-name="T40">informações adicionais e</text:span> <text:span text:style-name="T23">e-mail</text:span>.<text:bookmark-end text:name="__DdeLink__4496_372394378812"/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50">FP2</text:p>
          </table:table-cell>
          <table:table-cell table:style-name="Tabela6.C2" office:value-type="string">
            <text:p text:style-name="P50">Para salvar o cadastro do <text:span text:style-name="T50">Fornecedor</text:span> <text:span text:style-name="T27">o</text:span> Administrador/<text:span text:style-name="T41">Funcionário</text:span> deverá clicar no botão Salvar.</text:p>
            <text:p text:style-name="P98"/>
          </table:table-cell>
        </table:table-row>
        <table:table-row table:style-name="Tabela6.1">
          <table:covered-table-cell/>
          <table:table-cell table:style-name="Tabela6.B2" office:value-type="string">
            <text:p text:style-name="P50">FP3</text:p>
          </table:table-cell>
          <table:table-cell table:style-name="Tabela6.C2" office:value-type="string">
            <text:p text:style-name="P50">O sistema emitirá <text:span text:style-name="T18">a </text:span>mensagem de confirmação “<text:span text:style-name="T18">Deseja realmente salvar o registro?</text:span>”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50">FP4</text:p>
          </table:table-cell>
          <table:table-cell table:style-name="Tabela6.C2" office:value-type="string">
            <text:p text:style-name="P50"><text:span text:style-name="T18">O</text:span> Administrador/<text:span text:style-name="T41">Funcionário</text:span> confirm<text:span text:style-name="T18">ará</text:span> a mensagem, clicando no botão OK</text:p>
            <text:p text:style-name="P50"><text:s/><text:span text:style-name="T18">e </text:span>o sistema salvará <text:span text:style-name="T18">o registro</text:span> no banco de dados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50">FP5</text:p>
          </table:table-cell>
          <table:table-cell table:style-name="Tabela6.C2" office:value-type="string">
            <text:p text:style-name="P50">O sistema emitirá a mensagem “Registro salvo com sucesso!”.</text:p>
          </table:table-cell>
        </table:table-row>
        <table:table-row table:style-name="Tabela6.1">
          <table:table-cell table:style-name="Tabela6.A2" table:number-rows-spanned="4" office:value-type="string">
            <text:p text:style-name="P41">Fluxos Alternativos</text:p>
          </table:table-cell>
          <table:table-cell table:style-name="Tabela6.B2" office:value-type="string">
            <text:p text:style-name="P50">FA1</text:p>
          </table:table-cell>
          <table:table-cell table:style-name="Tabela6.C2" office:value-type="string">
            <text:p text:style-name="P50">Se o <text:span text:style-name="T50">Fornecedor </text:span>já estiver salvo no banco de dados o sistema salvará as modificações realizadas no registro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50">FA2</text:p>
          </table:table-cell>
          <table:table-cell table:style-name="Tabela6.C2" office:value-type="string">
            <text:p text:style-name="P50">Se o Administrador/<text:span text:style-name="T41">Funcionário</text:span> clicar no botão Cancelar, todas as alterações não salvas serão descartadas e ele sairá da tela <text:span text:style-name="T27">Editar</text:span> <text:span text:style-name="T51">Fornecedor</text:span>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50">FA3</text:p>
          </table:table-cell>
          <table:table-cell table:style-name="Tabela6.C2" office:value-type="string">
            <text:p text:style-name="P50">Se o Administrador/<text:span text:style-name="T41">Funcionário</text:span> clicar no botão <text:span text:style-name="T19">Apagar, e o registro já estiver no banco de dados, o registro será removido.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50">FA4</text:p>
          </table:table-cell>
          <table:table-cell table:style-name="Tabela6.C2" office:value-type="string">
            <text:p text:style-name="P50"><text:bookmark-start text:name="__DdeLink__3279_88365947412"/>Se o Administrador/<text:span text:style-name="T41">Funcionário</text:span> não tiver preenchido algum dos campos <text:span text:style-name="T18">obrigatórios </text:span>do formulário o sistema emitirá a mensagem “<text:span text:style-name="T27">Por favor preencha os campos obrigatórios!</text:span>” e não procederá com <text:span text:style-name="T27">a persistência do registro</text:span>.<text:bookmark-end text:name="__DdeLink__3279_88365947412"/></text:p>
          </table:table-cell>
        </table:table-row>
        <table:table-row table:style-name="Tabela6.1">
          <table:table-cell table:style-name="Tabela6.A13" table:number-rows-spanned="7" office:value-type="string">
            <text:p text:style-name="P41">Regras de Negócio</text:p>
          </table:table-cell>
          <table:table-cell table:style-name="Tabela6.B2" office:value-type="string">
            <text:p text:style-name="P50">RN1</text:p>
          </table:table-cell>
          <table:table-cell table:style-name="Tabela6.C2" office:value-type="string">
            <text:p text:style-name="P50">O nome do <text:span text:style-name="T51">Fornecedor</text:span> não pode ter menos do que 8 caracteres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50">RN2</text:p>
          </table:table-cell>
          <table:table-cell table:style-name="Tabela6.C2" office:value-type="string">
            <text:p text:style-name="P50">O <text:span text:style-name="T28">e-mail</text:span> do <text:span text:style-name="T51">Fornecedor </text:span>deverá conter formato válido. <text:span text:style-name="T20">Terminar com @domain.com. Deverá conter no mínimo 1 ponto(.) e obrigatoriamente conter apenas 1 símbolo arroba (@). </text:span></text:p>
          </table:table-cell>
        </table:table-row>
        <table:table-row table:style-name="Tabela6.1">
          <table:covered-table-cell/>
          <table:table-cell table:style-name="Tabela6.B15" office:value-type="string">
            <text:p text:style-name="P76">RN<text:span text:style-name="T44">3</text:span></text:p>
          </table:table-cell>
          <table:table-cell table:style-name="Tabela6.C15" office:value-type="string">
            <text:p text:style-name="P79">O campo <text:span text:style-name="T30">nome</text:span> não pode ficar em branco.</text:p>
          </table:table-cell>
        </table:table-row>
        <table:table-row table:style-name="Tabela6.1">
          <table:covered-table-cell/>
          <table:table-cell table:style-name="Tabela6.B15" office:value-type="string">
            <text:p text:style-name="P76">RN<text:span text:style-name="T44">4</text:span></text:p>
          </table:table-cell>
          <table:table-cell table:style-name="Tabela6.C15" office:value-type="string">
            <text:p text:style-name="P79">O campo <text:span text:style-name="T51">telefone1</text:span> não pode ficar em branco.</text:p>
          </table:table-cell>
        </table:table-row>
        <table:table-row table:style-name="Tabela6.1">
          <table:covered-table-cell/>
          <table:table-cell table:style-name="Tabela6.B15" office:value-type="string">
            <text:p text:style-name="P35">RN<text:span text:style-name="T44">6</text:span></text:p>
          </table:table-cell>
          <table:table-cell table:style-name="Tabela6.C15" office:value-type="string">
            <text:p text:style-name="P35">Os campos relativos a endereço não poderão ficar em branco.</text:p>
          </table:table-cell>
        </table:table-row>
        <table:table-row table:style-name="Tabela6.1">
          <table:covered-table-cell/>
          <table:table-cell table:style-name="Tabela6.B15" office:value-type="string">
            <text:p text:style-name="P37">RN7</text:p>
          </table:table-cell>
          <table:table-cell table:style-name="Tabela6.C15" office:value-type="string">
            <text:p text:style-name="P37">O campo C<text:span text:style-name="T51">NPJ</text:span> não pode ficar em branco.</text:p>
          </table:table-cell>
        </table:table-row>
        <table:table-row table:style-name="Tabela6.1">
          <table:covered-table-cell/>
          <table:table-cell table:style-name="Tabela6.B15" office:value-type="string">
            <text:p text:style-name="P76">RN<text:span text:style-name="T44">8</text:span></text:p>
          </table:table-cell>
          <table:table-cell table:style-name="Tabela6.C15" office:value-type="string">
            <text:p text:style-name="P79">O campo <text:span text:style-name="T51">CNPJ </text:span>deve ter <text:span text:style-name="T29">exatamente 14 digitos. Deverá ser validado através de algoritmo específico para isso.</text:span></text:p>
          </table:table-cell>
        </table:table-row>
        <table:table-row>
          <table:table-cell table:style-name="Tabela6.A2" office:value-type="string">
            <text:p text:style-name="P41">Pós Condições</text:p>
          </table:table-cell>
          <table:table-cell table:style-name="Tabela6.B2" office:value-type="string">
            <text:p text:style-name="P50">PC1</text:p>
          </table:table-cell>
          <table:table-cell table:style-name="Tabela6.C2" office:value-type="string">
            <text:p text:style-name="P50">O <text:span text:style-name="T51">Fornecedor </text:span>deverá estar salvo no banco de dados.</text:p>
          </table:table-cell>
        </table:table-row>
        <table:table-row table:style-name="Tabela6.1">
          <table:table-cell table:style-name="Tabela6.A2" office:value-type="string">
            <text:p text:style-name="P41">Casos de Uso Afetados</text:p>
          </table:table-cell>
          <table:table-cell table:style-name="Tabela6.C2" table:number-columns-spanned="2" office:value-type="string">
            <text:p text:style-name="P116">NDA.</text:p>
          </table:table-cell>
          <table:covered-table-cell/>
        </table:table-row>
      </table:table>
      <text:p text:style-name="P136"/>
      <text:p text:style-name="P136"><text:bookmark-end text:name="__DdeLink__5160_1845438900"/></text:p>
      <text:p text:style-name="P143"><text:bookmark-start text:name="__DdeLink__5140_18454389001"/><text:bookmark-start text:name="__DdeLink__5169_1845438900"/><text:bookmark-start text:name="__DdeLink__5188_1845438900"/><text:span text:style-name="T52">UC 4.2 - <text:s/>Listar Fornecedores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86"><text:span text:style-name="T3">UC</text:span><text:span text:style-name="T13">4</text:span><text:span text:style-name="T3">.2– </text:span><text:span text:style-name="T7">Listar </text:span><text:span text:style-name="T13">Fornecedores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42">Pré - Condições</text:p>
          </table:table-cell>
          <table:table-cell table:style-name="Tabela7.B2" office:value-type="string">
            <text:p text:style-name="P51">PC1</text:p>
          </table:table-cell>
          <table:table-cell table:style-name="Tabela7.C2" office:value-type="string">
            <text:p text:style-name="P51">O Administrador/<text:span text:style-name="T45">Funcionário</text:span> deve estar logado no sistema <text:span text:style-name="T36">[UC2.</text:span><text:span text:style-name="T37">3</text:span><text:span text:style-name="T36">]</text:span></text:p>
          </table:table-cell>
        </table:table-row>
        <table:table-row table:style-name="Tabela7.3">
          <table:table-cell table:style-name="Tabela7.A2" office:value-type="string">
            <text:p text:style-name="P42">Atores Envolvidos</text:p>
          </table:table-cell>
          <table:table-cell table:style-name="Tabela7.C2" table:number-columns-spanned="2" office:value-type="string">
            <text:p text:style-name="P51"><text:bookmark-start text:name="__DdeLink__5129_18454389002"/>Administrador/<text:span text:style-name="T45">Funcionário</text:span><text:bookmark-end text:name="__DdeLink__5129_18454389002"/></text:p>
          </table:table-cell>
          <table:covered-table-cell/>
        </table:table-row>
        <table:table-row table:style-name="Tabela7.1">
          <table:table-cell table:style-name="Tabela7.A2" table:number-rows-spanned="4" office:value-type="string">
            <text:p text:style-name="P42"/>
            <text:p text:style-name="P42">Fluxo Principal</text:p>
          </table:table-cell>
          <table:table-cell table:style-name="Tabela7.B2" office:value-type="string">
            <text:p text:style-name="P51">FP1</text:p>
          </table:table-cell>
          <table:table-cell table:style-name="Tabela7.C2" office:value-type="string">
            <text:p text:style-name="P58">O Sistema carregará os <text:span text:style-name="T53">Fornecedores</text:span> previamente cadastrados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51">FP<text:span text:style-name="T34">2</text:span></text:p>
          </table:table-cell>
          <table:table-cell table:style-name="Tabela7.C5" office:value-type="string">
            <text:p text:style-name="P51">O Administrador/<text:span text:style-name="T45">Funcionário</text:span> preencherá o campo <text:span text:style-name="T45">de busca de acordo ao filtro(</text:span>nome <text:span text:style-name="T35">ou CNPJ).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51">FP<text:span text:style-name="T34">3</text:span></text:p>
          </table:table-cell>
          <table:table-cell table:style-name="Tabela7.C2" office:value-type="string">
            <text:p text:style-name="P51">Para buscar o<text:span text:style-name="T22">s</text:span> <text:span text:style-name="T53">Fornecedores,</text:span> o Administrador/<text:span text:style-name="T45">Funcionário</text:span> deverá clicar no botão <text:span text:style-name="T35">Pesquisa</text:span>r.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51">FP<text:span text:style-name="T34">4</text:span></text:p>
          </table:table-cell>
          <table:table-cell table:style-name="Tabela7.C2" office:value-type="string">
            <text:p text:style-name="P51">O sistema listará todos os resultados encontrados.</text:p>
          </table:table-cell>
        </table:table-row>
        <table:table-row table:style-name="Tabela7.1">
          <table:table-cell table:style-name="Tabela7.A2" table:number-rows-spanned="5" office:value-type="string">
            <text:p text:style-name="P42">Fluxos Alternativos</text:p>
          </table:table-cell>
          <table:table-cell table:style-name="Tabela7.B2" office:value-type="string">
            <text:p text:style-name="P51">FA1</text:p>
          </table:table-cell>
          <table:table-cell table:style-name="Tabela7.C2" office:value-type="string">
            <text:p text:style-name="P51"><text:bookmark-start text:name="__DdeLink__3264_883659474212"/>Se o Administrador/<text:span text:style-name="T45">Funcionário</text:span> clicar no botão <text:span text:style-name="T1">Novo ele será redirecionado a tela de Edição de Fornecedores.</text:span><text:bookmark-end text:name="__DdeLink__3264_883659474212"/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51">FA2</text:p>
          </table:table-cell>
          <table:table-cell table:style-name="Tabela7.C2" office:value-type="string">
            <text:p text:style-name="P51">Se o Administrador/<text:span text:style-name="T45">Funcionário</text:span> clicar <text:span text:style-name="T1">em um dos registros e </text:span>no botão <text:span text:style-name="T1">Editar ele será redirecionado a tela de Edição de Fornecedores e os dados do registro serão carregados.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51">FA3</text:p>
          </table:table-cell>
          <table:table-cell table:style-name="Tabela7.C2" office:value-type="string">
            <text:p text:style-name="P51">Se o Administrador/<text:span text:style-name="T45">Funcionário</text:span> não tiver preenchido <text:span text:style-name="T35">o </text:span>campo <text:span text:style-name="T35">de busca</text:span> <text:span text:style-name="T22">o</text:span> sistema listará todos os <text:span text:style-name="T45">Clientes</text:span>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63">FA4</text:p>
          </table:table-cell>
          <table:table-cell table:style-name="Tabela7.C11" office:value-type="string">
            <text:p text:style-name="P51">Se o Administrador/<text:span text:style-name="T45">Funcionário </text:span>clicar <text:span text:style-name="T1">em um dos registros e </text:span>no botão <text:span text:style-name="T38">Deletar, o respectivo registro será removido do banco de dados.</text:span>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68">FA5</text:p>
          </table:table-cell>
          <table:table-cell table:style-name="Tabela7.C11" office:value-type="string">
            <text:p text:style-name="P68">Se o Administrador/<text:span text:style-name="T45">Funcionário</text:span> clicar no botão Relatório, será exibido um arquivo PDF com a listagem de todos os <text:span text:style-name="T53">Fornecedores</text:span> <text:span text:style-name="T45">pesquisad</text:span>os.</text:p>
          </table:table-cell>
        </table:table-row>
        <table:table-row table:style-name="Tabela7.1">
          <table:table-cell table:style-name="Tabela7.A13" office:value-type="string">
            <text:p text:style-name="P42">Regras de Negócio</text:p>
          </table:table-cell>
          <table:table-cell table:style-name="Tabela7.B2" office:value-type="string">
            <text:p text:style-name="P99"/>
          </table:table-cell>
          <table:table-cell table:style-name="Tabela7.C2" office:value-type="string">
            <text:p text:style-name="P51">NDA.</text:p>
          </table:table-cell>
        </table:table-row>
        <table:table-row>
          <table:table-cell table:style-name="Tabela7.A2" table:number-rows-spanned="2" office:value-type="string">
            <text:p text:style-name="P42">Pós Condições</text:p>
          </table:table-cell>
          <table:table-cell table:style-name="Tabela7.B2" office:value-type="string">
            <text:p text:style-name="P106">PC1</text:p>
          </table:table-cell>
          <table:table-cell table:style-name="Tabela7.C2" office:value-type="string">
            <text:p text:style-name="P72">O Administrador/<text:span text:style-name="T45">Funcionário</text:span> poderá estar na tela de Edição de <text:span text:style-name="T53">Fornecedores</text:span>.</text:p>
          </table:table-cell>
        </table:table-row>
        <table:table-row>
          <table:covered-table-cell/>
          <table:table-cell table:style-name="Tabela7.B11" office:value-type="string">
            <text:p text:style-name="P111">PC2</text:p>
          </table:table-cell>
          <table:table-cell table:style-name="Tabela7.C11" office:value-type="string">
            <text:p text:style-name="P68">O Administrador/<text:span text:style-name="T45">Funcionário </text:span>poderá visualizar o relatório.</text:p>
          </table:table-cell>
        </table:table-row>
        <table:table-row table:style-name="Tabela7.1">
          <table:table-cell table:style-name="Tabela7.A2" office:value-type="string">
            <text:p text:style-name="P42">Casos de Uso Afetados</text:p>
          </table:table-cell>
          <table:table-cell table:style-name="Tabela7.C2" table:number-columns-spanned="2" office:value-type="string">
            <text:p text:style-name="P117">NDA.</text:p>
          </table:table-cell>
          <table:covered-table-cell/>
        </table:table-row>
      </table:table>
      <text:p text:style-name="P92"><text:bookmark-end text:name="__DdeLink__5140_18454389001"/></text:p>
      <text:p text:style-name="P137"><text:bookmark-end text:name="__DdeLink__5169_1845438900"/><text:bookmark-end text:name="__DdeLink__5188_1845438900"/></text:p>
      <text:p text:style-name="P149"><text:bookmark-start text:name="__DdeLink__5176_1845438900"/>UC <text:span text:style-name="T54">5.1</text:span> – <text:span text:style-name="T23">Cadastrar e Editar Categorias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87"><text:span text:style-name="T3">UC</text:span><text:span text:style-name="T14">5</text:span><text:span text:style-name="T3">.1– Cadastr</text:span><text:span text:style-name="T4">o e Edição de </text:span><text:span text:style-name="T14">Categorias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43">Pré - Condições</text:p>
          </table:table-cell>
          <table:table-cell table:style-name="Tabela8.B2" office:value-type="string">
            <text:p text:style-name="P52">PC1</text:p>
          </table:table-cell>
          <table:table-cell table:style-name="Tabela8.C2" office:value-type="string">
            <text:p text:style-name="P52">O Administrador/<text:span text:style-name="T40">Funcionário</text:span> deve estar logado no sistema<text:span text:style-name="T24"> [UC2.</text:span><text:span text:style-name="T25">3</text:span><text:span text:style-name="T24">]</text:span></text:p>
          </table:table-cell>
        </table:table-row>
        <table:table-row table:style-name="Tabela8.3">
          <table:table-cell table:style-name="Tabela8.A2" office:value-type="string">
            <text:p text:style-name="P43">Atores Envolvidos</text:p>
          </table:table-cell>
          <table:table-cell table:style-name="Tabela8.C2" table:number-columns-spanned="2" office:value-type="string">
            <text:p text:style-name="P52">Administrador/<text:span text:style-name="T40">Funcionário</text:span></text:p>
          </table:table-cell>
          <table:covered-table-cell/>
        </table:table-row>
        <table:table-row table:style-name="Tabela8.1">
          <table:table-cell table:style-name="Tabela8.A2" table:number-rows-spanned="5" office:value-type="string">
            <text:p text:style-name="P43">Fluxo Principal</text:p>
          </table:table-cell>
          <table:table-cell table:style-name="Tabela8.B2" office:value-type="string">
            <text:p text:style-name="P52">FP1</text:p>
          </table:table-cell>
          <table:table-cell table:style-name="Tabela8.C2" office:value-type="string">
            <text:p text:style-name="P52">O <text:span text:style-name="T23">Administrador/Funcionário</text:span> preencherá os campos <text:span text:style-name="T50">nome</text:span><text:bookmark-start text:name="__DdeLink__4496_3723943788121"/><text:span text:style-name="T50">.</text:span><text:bookmark-end text:name="__DdeLink__4496_3723943788121"/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52">FP2</text:p>
          </table:table-cell>
          <table:table-cell table:style-name="Tabela8.C2" office:value-type="string">
            <text:p text:style-name="P52">Para salvar o cadastro d<text:span text:style-name="T54">a</text:span> <text:span text:style-name="T54">Categoria</text:span> <text:span text:style-name="T27">o</text:span> Administrador/<text:span text:style-name="T41">Funcionário</text:span> deverá clicar no botão Salvar.</text:p>
            <text:p text:style-name="P100"/>
          </table:table-cell>
        </table:table-row>
        <table:table-row table:style-name="Tabela8.1">
          <table:covered-table-cell/>
          <table:table-cell table:style-name="Tabela8.B2" office:value-type="string">
            <text:p text:style-name="P52">FP3</text:p>
          </table:table-cell>
          <table:table-cell table:style-name="Tabela8.C2" office:value-type="string">
            <text:p text:style-name="P52">O sistema emitirá <text:span text:style-name="T18">a </text:span>mensagem de confirmação “<text:span text:style-name="T18">Deseja realmente salvar o registro?</text:span>”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52">FP4</text:p>
          </table:table-cell>
          <table:table-cell table:style-name="Tabela8.C2" office:value-type="string">
            <text:p text:style-name="P52"><text:span text:style-name="T18">O</text:span> Administrador/<text:span text:style-name="T41">Funcionário</text:span> confirm<text:span text:style-name="T18">ará</text:span> a mensagem, clicando no botão OK</text:p>
            <text:p text:style-name="P52"><text:s/><text:span text:style-name="T18">e </text:span>o sistema salvará <text:span text:style-name="T18">o registro</text:span> no banco de dados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52">FP5</text:p>
          </table:table-cell>
          <table:table-cell table:style-name="Tabela8.C2" office:value-type="string">
            <text:p text:style-name="P52">O sistema emitirá a mensagem “Registro salvo com sucesso!”.</text:p>
          </table:table-cell>
        </table:table-row>
        <table:table-row table:style-name="Tabela8.1">
          <table:table-cell table:style-name="Tabela8.A2" table:number-rows-spanned="4" office:value-type="string">
            <text:p text:style-name="P43">Fluxos Alternativos</text:p>
          </table:table-cell>
          <table:table-cell table:style-name="Tabela8.B2" office:value-type="string">
            <text:p text:style-name="P52">FA1</text:p>
          </table:table-cell>
          <table:table-cell table:style-name="Tabela8.C2" office:value-type="string">
            <text:p text:style-name="P52">Se <text:span text:style-name="T54">a Categoria </text:span>já estiver salv<text:span text:style-name="T54">a</text:span> no banco de dados o sistema salvará as modificações realizadas no registro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52">FA2</text:p>
          </table:table-cell>
          <table:table-cell table:style-name="Tabela8.C2" office:value-type="string">
            <text:p text:style-name="P52">Se o Administrador/<text:span text:style-name="T41">Funcionário</text:span> clicar no botão Cancelar, todas as alterações não salvas serão descartadas e ele sairá da tela <text:span text:style-name="T27">Editar</text:span> <text:span text:style-name="T54">Categoria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52">FA3</text:p>
          </table:table-cell>
          <table:table-cell table:style-name="Tabela8.C2" office:value-type="string">
            <text:p text:style-name="P52">Se o Administrador/<text:span text:style-name="T41">Funcionário</text:span> clicar no botão <text:span text:style-name="T19">Apagar, e o registro já estiver no banco de dados, o registro será removido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52">FA4</text:p>
          </table:table-cell>
          <table:table-cell table:style-name="Tabela8.C2" office:value-type="string">
            <text:p text:style-name="P52"><text:bookmark-start text:name="__DdeLink__3279_883659474121"/>Se o Administrador/<text:span text:style-name="T41">Funcionário</text:span> não tiver preenchido algum dos campos <text:span text:style-name="T18">obrigatórios </text:span>do formulário o sistema emitirá a mensagem “<text:span text:style-name="T27">Por favor preencha os campos obrigatórios!</text:span>” e não procederá com <text:span text:style-name="T27">a persistência do registro</text:span>.<text:bookmark-end text:name="__DdeLink__3279_883659474121"/></text:p>
          </table:table-cell>
        </table:table-row>
        <table:table-row table:style-name="Tabela8.1">
          <table:table-cell table:style-name="Tabela8.A13" table:number-rows-spanned="2" office:value-type="string">
            <text:p text:style-name="P43">Regras de Negócio</text:p>
          </table:table-cell>
          <table:table-cell table:style-name="Tabela8.B2" office:value-type="string">
            <text:p text:style-name="P52">RN1</text:p>
          </table:table-cell>
          <table:table-cell table:style-name="Tabela8.C2" office:value-type="string">
            <text:p text:style-name="P52">O nome d<text:span text:style-name="T54">a Categoria </text:span>não pode ter menos do que <text:span text:style-name="T54">3</text:span> caracteres.</text:p>
          </table:table-cell>
        </table:table-row>
        <table:table-row table:style-name="Tabela8.1">
          <table:covered-table-cell/>
          <table:table-cell table:style-name="Tabela8.B14" office:value-type="string">
            <text:p text:style-name="P77">RN<text:span text:style-name="T44">3</text:span></text:p>
          </table:table-cell>
          <table:table-cell table:style-name="Tabela8.C14" office:value-type="string">
            <text:p text:style-name="P80">O campo <text:span text:style-name="T30">nome</text:span> não pode ficar em branco.</text:p>
          </table:table-cell>
        </table:table-row>
        <table:table-row>
          <table:table-cell table:style-name="Tabela8.A2" office:value-type="string">
            <text:p text:style-name="P43">Pós Condições</text:p>
          </table:table-cell>
          <table:table-cell table:style-name="Tabela8.B2" office:value-type="string">
            <text:p text:style-name="P52">PC1</text:p>
          </table:table-cell>
          <table:table-cell table:style-name="Tabela8.C2" office:value-type="string">
            <text:p text:style-name="P52"><text:span text:style-name="T54">A Categoria </text:span>deverá estar salv<text:span text:style-name="T58">a</text:span> no banco de dados.</text:p>
          </table:table-cell>
        </table:table-row>
        <table:table-row table:style-name="Tabela8.16">
          <table:table-cell table:style-name="Tabela8.A2" office:value-type="string">
            <text:p text:style-name="P43">Casos de Uso Afetados</text:p>
          </table:table-cell>
          <table:table-cell table:style-name="Tabela8.C2" table:number-columns-spanned="2" office:value-type="string">
            <text:p text:style-name="P118">NDA.</text:p>
          </table:table-cell>
          <table:covered-table-cell/>
        </table:table-row>
      </table:table>
      <text:p text:style-name="P138"><text:bookmark-end text:name="__DdeLink__5176_1845438900"/></text:p>
      <text:p text:style-name="P138"/>
      <text:p text:style-name="P144"><text:bookmark-start text:name="__DdeLink__5140_184543890011"/><text:span text:style-name="T52">UC 5.2 - <text:s/>Listar Categorias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88"><text:span text:style-name="T3">UC</text:span><text:span text:style-name="T13">4</text:span><text:span text:style-name="T3">.2– </text:span><text:span text:style-name="T7">Listar </text:span><text:span text:style-name="T15">Categorias</text:span>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44">Pré - Condições</text:p>
          </table:table-cell>
          <table:table-cell table:style-name="Tabela9.B2" office:value-type="string">
            <text:p text:style-name="P53">PC1</text:p>
          </table:table-cell>
          <table:table-cell table:style-name="Tabela9.C2" office:value-type="string">
            <text:p text:style-name="P53">O Administrador/<text:span text:style-name="T45">Funcionário</text:span> deve estar logado no sistema <text:span text:style-name="T36">[UC2.</text:span><text:span text:style-name="T37">3</text:span><text:span text:style-name="T36">]</text:span></text:p>
          </table:table-cell>
        </table:table-row>
        <table:table-row table:style-name="Tabela9.3">
          <table:table-cell table:style-name="Tabela9.A2" office:value-type="string">
            <text:p text:style-name="P44">Atores Envolvidos</text:p>
          </table:table-cell>
          <table:table-cell table:style-name="Tabela9.C2" table:number-columns-spanned="2" office:value-type="string">
            <text:p text:style-name="P53"><text:bookmark-start text:name="__DdeLink__5129_184543890021"/>Administrador/<text:span text:style-name="T45">Funcionário</text:span><text:bookmark-end text:name="__DdeLink__5129_184543890021"/></text:p>
          </table:table-cell>
          <table:covered-table-cell/>
        </table:table-row>
        <table:table-row table:style-name="Tabela9.1">
          <table:table-cell table:style-name="Tabela9.A2" table:number-rows-spanned="3" office:value-type="string">
            <text:p text:style-name="P44"/>
            <text:p text:style-name="P44">Fluxo Principal</text:p>
          </table:table-cell>
          <table:table-cell table:style-name="Tabela9.B2" office:value-type="string">
            <text:p text:style-name="P53">FP1</text:p>
          </table:table-cell>
          <table:table-cell table:style-name="Tabela9.C2" office:value-type="string">
            <text:p text:style-name="P59">O Sistema carregará <text:span text:style-name="T55">a</text:span>s <text:span text:style-name="T55">Categorias</text:span> previamente cadastrad<text:span text:style-name="T55">as.</text:span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53">FP<text:span text:style-name="T34">3</text:span></text:p>
          </table:table-cell>
          <table:table-cell table:style-name="Tabela9.C2" office:value-type="string">
            <text:p text:style-name="P53">Para buscar <text:span text:style-name="T55">as Categorias,</text:span> o Administrador/<text:span text:style-name="T45">Funcionário</text:span> deverá clicar no botão <text:span text:style-name="T35">Pesquisa</text:span>r.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53">FP<text:span text:style-name="T34">4</text:span></text:p>
          </table:table-cell>
          <table:table-cell table:style-name="Tabela9.C2" office:value-type="string">
            <text:p text:style-name="P53">O sistema listará todos os resultados encontrados.</text:p>
          </table:table-cell>
        </table:table-row>
        <table:table-row table:style-name="Tabela9.1">
          <table:table-cell table:style-name="Tabela9.A2" table:number-rows-spanned="4" office:value-type="string">
            <text:p text:style-name="P44">Fluxos Alternativos</text:p>
          </table:table-cell>
          <table:table-cell table:style-name="Tabela9.B2" office:value-type="string">
            <text:p text:style-name="P53">FA1</text:p>
          </table:table-cell>
          <table:table-cell table:style-name="Tabela9.C2" office:value-type="string">
            <text:p text:style-name="P53"><text:bookmark-start text:name="__DdeLink__3264_8836594742121"/>Se o Administrador/<text:span text:style-name="T45">Funcionário</text:span> clicar no botão <text:span text:style-name="T1">Novo ele será redirecionado a tela de Edição de Categorias.</text:span><text:bookmark-end text:name="__DdeLink__3264_8836594742121"/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53">FA2</text:p>
          </table:table-cell>
          <table:table-cell table:style-name="Tabela9.C2" office:value-type="string">
            <text:p text:style-name="P53">Se o Administrador/<text:span text:style-name="T45">Funcionário</text:span> clicar <text:span text:style-name="T1">em um dos registros e </text:span>no botão <text:span text:style-name="T1">Editar ele será redirecionado a tela de Edição de Categorias e os dados do registro serão carregados.</text:span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53">FA3</text:p>
          </table:table-cell>
          <table:table-cell table:style-name="Tabela9.C2" office:value-type="string">
            <text:p text:style-name="P53">Se o Administrador/<text:span text:style-name="T45">Funcionário</text:span> não tiver preenchido <text:span text:style-name="T35">o </text:span>campo <text:span text:style-name="T35">de busca</text:span> <text:span text:style-name="T22">o</text:span> sistema listará todos <text:span text:style-name="T55">as Categorias</text:span>.</text:p>
          </table:table-cell>
        </table:table-row>
        <table:table-row table:style-name="Tabela9.1">
          <table:covered-table-cell/>
          <table:table-cell table:style-name="Tabela9.B10" office:value-type="string">
            <text:p text:style-name="P64">FA4</text:p>
          </table:table-cell>
          <table:table-cell table:style-name="Tabela9.C10" office:value-type="string">
            <text:p text:style-name="P53">Se o Administrador/<text:span text:style-name="T45">Funcionário </text:span>clicar <text:span text:style-name="T1">em um dos registros e </text:span>no botão <text:span text:style-name="T38">Deletar, o respectivo registro será removido do banco de dados.</text:span></text:p>
          </table:table-cell>
        </table:table-row>
        <table:table-row table:style-name="Tabela9.1">
          <table:table-cell table:style-name="Tabela9.A11" office:value-type="string">
            <text:p text:style-name="P44">Regras de Negócio</text:p>
          </table:table-cell>
          <table:table-cell table:style-name="Tabela9.B2" office:value-type="string">
            <text:p text:style-name="P101"/>
          </table:table-cell>
          <table:table-cell table:style-name="Tabela9.C2" office:value-type="string">
            <text:p text:style-name="P53">NDA.</text:p>
          </table:table-cell>
        </table:table-row>
        <table:table-row>
          <table:table-cell table:style-name="Tabela9.A2" office:value-type="string">
            <text:p text:style-name="P44">Pós Condições</text:p>
          </table:table-cell>
          <table:table-cell table:style-name="Tabela9.B2" office:value-type="string">
            <text:p text:style-name="P107">PC1</text:p>
          </table:table-cell>
          <table:table-cell table:style-name="Tabela9.C2" office:value-type="string">
            <text:p text:style-name="P73">O Administrador/<text:span text:style-name="T45">Funcionário</text:span> poderá estar na tela de Edição de <text:span text:style-name="T55">Categorias.</text:span></text:p>
          </table:table-cell>
        </table:table-row>
        <table:table-row table:style-name="Tabela9.1">
          <table:table-cell table:style-name="Tabela9.A2" office:value-type="string">
            <text:p text:style-name="P44">Casos de Uso Afetados</text:p>
          </table:table-cell>
          <table:table-cell table:style-name="Tabela9.C2" table:number-columns-spanned="2" office:value-type="string">
            <text:p text:style-name="P119">NDA.</text:p>
          </table:table-cell>
          <table:covered-table-cell/>
        </table:table-row>
      </table:table>
      <text:p text:style-name="P93"><text:bookmark-end text:name="__DdeLink__5140_184543890011"/></text:p>
      <text:p text:style-name="P139"/>
      <text:p text:style-name="P150">UC <text:span text:style-name="T58">6.1</text:span> – <text:span text:style-name="T23">Cadastrar e Editar Vendas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89"><text:span text:style-name="T3">UC</text:span><text:span text:style-name="T14">5</text:span><text:span text:style-name="T3">.1– Cadastr</text:span><text:span text:style-name="T4">o e Edição de </text:span><text:span text:style-name="T16">Vendas</text:span>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45">Pré - Condições</text:p>
          </table:table-cell>
          <table:table-cell table:style-name="Tabela10.B2" office:value-type="string">
            <text:p text:style-name="P54">PC1</text:p>
          </table:table-cell>
          <table:table-cell table:style-name="Tabela10.C2" office:value-type="string">
            <text:p text:style-name="P54">O Administrador/<text:span text:style-name="T40">Funcionário</text:span> deve estar logado no sistema<text:span text:style-name="T24"> [UC2.</text:span><text:span text:style-name="T25">3</text:span><text:span text:style-name="T24">]</text:span></text:p>
          </table:table-cell>
        </table:table-row>
        <table:table-row table:style-name="Tabela10.3">
          <table:table-cell table:style-name="Tabela10.A2" office:value-type="string">
            <text:p text:style-name="P45">Atores Envolvidos</text:p>
          </table:table-cell>
          <table:table-cell table:style-name="Tabela10.C2" table:number-columns-spanned="2" office:value-type="string">
            <text:p text:style-name="P54">Administrador/<text:span text:style-name="T40">Funcionário</text:span></text:p>
          </table:table-cell>
          <table:covered-table-cell/>
        </table:table-row>
        <table:table-row table:style-name="Tabela10.1">
          <table:table-cell table:style-name="Tabela10.A2" table:number-rows-spanned="5" office:value-type="string">
            <text:p text:style-name="P45">Fluxo Principal</text:p>
          </table:table-cell>
          <table:table-cell table:style-name="Tabela10.B2" office:value-type="string">
            <text:p text:style-name="P54">FP1</text:p>
          </table:table-cell>
          <table:table-cell table:style-name="Tabela10.C2" office:value-type="string">
            <text:p text:style-name="P54">O <text:span text:style-name="T23">Administrador/Funcionário</text:span> preencherá os campos <text:span text:style-name="T56">cliente associado a venda, código ou descrição do item, quantidade e escolher entre preço de varejo e atacado</text:span><text:bookmark-start text:name="__DdeLink__4496_37239437881211"/><text:span text:style-name="T56">.</text:span><text:bookmark-end text:name="__DdeLink__4496_37239437881211"/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54">FP2</text:p>
          </table:table-cell>
          <table:table-cell table:style-name="Tabela10.C2" office:value-type="string">
            <text:p text:style-name="P54">Para salvar o cadastro d<text:span text:style-name="T54">a</text:span> <text:span text:style-name="T57">Venda</text:span> <text:span text:style-name="T27">o</text:span> Administrador/<text:span text:style-name="T41">Funcionário</text:span> deverá clicar no botão “<text:span text:style-name="T57">Finalizar Venda”</text:span>.</text:p>
            <text:p text:style-name="P102"/>
          </table:table-cell>
        </table:table-row>
        <table:table-row table:style-name="Tabela10.1">
          <table:covered-table-cell/>
          <table:table-cell table:style-name="Tabela10.B2" office:value-type="string">
            <text:p text:style-name="P54">FP3</text:p>
          </table:table-cell>
          <table:table-cell table:style-name="Tabela10.C2" office:value-type="string">
            <text:p text:style-name="P54">O sistema emitirá <text:span text:style-name="T18">a </text:span>mensagem de confirmação “<text:span text:style-name="T18">Deseja realmente finalizar a venda?</text:span>”.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54">FP4</text:p>
          </table:table-cell>
          <table:table-cell table:style-name="Tabela10.C2" office:value-type="string">
            <text:p text:style-name="P54"><text:span text:style-name="T18">O</text:span> Administrador/<text:span text:style-name="T41">Funcionário</text:span> confirm<text:span text:style-name="T18">ará</text:span> a mensagem, clicando no botão OK</text:p>
            <text:p text:style-name="P54"><text:s/><text:span text:style-name="T18">e </text:span>o sistema salvará <text:span text:style-name="T18">o registro</text:span> no banco de dados.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54">FP5</text:p>
          </table:table-cell>
          <table:table-cell table:style-name="Tabela10.C2" office:value-type="string">
            <text:p text:style-name="P54">O sistema emitirá a mensagem “Registro salvo com sucesso!”.</text:p>
          </table:table-cell>
        </table:table-row>
        <table:table-row table:style-name="Tabela10.1">
          <table:table-cell table:style-name="Tabela10.A2" table:number-rows-spanned="3" office:value-type="string">
            <text:p text:style-name="P46">Fluxos Alternativos</text:p>
          </table:table-cell>
          <table:table-cell table:style-name="Tabela10.B2" office:value-type="string">
            <text:p text:style-name="P54">FA2</text:p>
          </table:table-cell>
          <table:table-cell table:style-name="Tabela10.C2" office:value-type="string">
            <text:p text:style-name="P54">Se o Administrador/<text:span text:style-name="T41">Funcionário</text:span> clicar no botão Cancelar, todas as alterações não salvas serão descartadas e ele sairá da tela <text:span text:style-name="T57">Vender.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54">FA3</text:p>
          </table:table-cell>
          <table:table-cell table:style-name="Tabela10.C2" office:value-type="string">
            <text:p text:style-name="P54">Se o Administrador/<text:span text:style-name="T41">Funcionário</text:span> clicar no botão <text:span text:style-name="T57">Apagar Lançamento e o registro o item selecionado daquela venda será removido.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54">FA4</text:p>
          </table:table-cell>
          <table:table-cell table:style-name="Tabela10.C2" office:value-type="string">
            <text:p text:style-name="P54"><text:bookmark-start text:name="__DdeLink__3279_8836594741211"/>Se o Administrador/<text:span text:style-name="T41">Funcionário</text:span> não tiver preenchido algum dos campos <text:span text:style-name="T18">obrigatórios </text:span>do formulário o sistema emitirá a mensagem “<text:span text:style-name="T27">Por favor preencha os campos obrigatórios!</text:span>” e não procederá com <text:span text:style-name="T27">a persistência do registro</text:span>.<text:bookmark-end text:name="__DdeLink__3279_8836594741211"/></text:p>
          </table:table-cell>
        </table:table-row>
        <table:table-row table:style-name="Tabela10.1">
          <table:table-cell table:style-name="Tabela10.A12" table:number-rows-spanned="2" office:value-type="string">
            <text:p text:style-name="P45">Regras de Negócio</text:p>
          </table:table-cell>
          <table:table-cell table:style-name="Tabela10.B2" office:value-type="string">
            <text:p text:style-name="P54">RN1</text:p>
          </table:table-cell>
          <table:table-cell table:style-name="Tabela10.C2" office:value-type="string">
            <text:p text:style-name="P81">Uma venda deve conter pelo menos 1 produto.</text:p>
          </table:table-cell>
        </table:table-row>
        <table:table-row table:style-name="Tabela10.1">
          <table:covered-table-cell/>
          <table:table-cell table:style-name="Tabela10.B13" office:value-type="string">
            <text:p text:style-name="P81">RN2</text:p>
          </table:table-cell>
          <table:table-cell table:style-name="Tabela10.C13" office:value-type="string">
            <text:p text:style-name="P81">O campo quantidade não pode ser igual a zero ou a números negativos.</text:p>
          </table:table-cell>
        </table:table-row>
        <table:table-row>
          <table:table-cell table:style-name="Tabela10.A2" office:value-type="string">
            <text:p text:style-name="P45">Pós Condições</text:p>
          </table:table-cell>
          <table:table-cell table:style-name="Tabela10.B2" office:value-type="string">
            <text:p text:style-name="P54">PC1</text:p>
          </table:table-cell>
          <table:table-cell table:style-name="Tabela10.C2" office:value-type="string">
            <text:p text:style-name="P54"><text:span text:style-name="T54">A Venda </text:span>deverá estar salv<text:span text:style-name="T58">a</text:span> no banco de dados.</text:p>
          </table:table-cell>
        </table:table-row>
        <table:table-row table:style-name="Tabela10.15">
          <table:table-cell table:style-name="Tabela10.A2" office:value-type="string">
            <text:p text:style-name="P45">Casos de Uso Afetados</text:p>
          </table:table-cell>
          <table:table-cell table:style-name="Tabela10.C2" table:number-columns-spanned="2" office:value-type="string">
            <text:p text:style-name="P120">NDA.</text:p>
          </table:table-cell>
          <table:covered-table-cell/>
        </table:table-row>
      </table:table>
      <text:p text:style-name="P140"/>
      <text:p text:style-name="P140"/>
      <text:p text:style-name="P145"><text:span text:style-name="T59">UC 6.2 - <text:s/>Listar Vendas</text:span><text:bookmark-start text:name="__DdeLink__5140_184543890012"/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90"><text:span text:style-name="T3">UC</text:span><text:span text:style-name="T13">4</text:span><text:span text:style-name="T3">.2– </text:span><text:span text:style-name="T7">Listar </text:span><text:span text:style-name="T17">Vendas</text:span></text:p>
          </table:table-cell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46">Pré - Condições</text:p>
          </table:table-cell>
          <table:table-cell table:style-name="Tabela11.B2" office:value-type="string">
            <text:p text:style-name="P55">PC1</text:p>
          </table:table-cell>
          <table:table-cell table:style-name="Tabela11.C2" office:value-type="string">
            <text:p text:style-name="P55">O Administrador/<text:span text:style-name="T45">Funcionário</text:span> deve estar logado no sistema <text:span text:style-name="T36">[UC2.</text:span><text:span text:style-name="T37">3</text:span><text:span text:style-name="T36">]</text:span></text:p>
          </table:table-cell>
        </table:table-row>
        <table:table-row table:style-name="Tabela11.3">
          <table:table-cell table:style-name="Tabela11.A2" office:value-type="string">
            <text:p text:style-name="P46">Atores Envolvidos</text:p>
          </table:table-cell>
          <table:table-cell table:style-name="Tabela11.C2" table:number-columns-spanned="2" office:value-type="string">
            <text:p text:style-name="P55"><text:bookmark-start text:name="__DdeLink__5129_184543890022"/>Administrador/<text:span text:style-name="T45">Funcionário</text:span><text:bookmark-end text:name="__DdeLink__5129_184543890022"/></text:p>
          </table:table-cell>
          <table:covered-table-cell/>
        </table:table-row>
        <table:table-row table:style-name="Tabela11.1">
          <table:table-cell table:style-name="Tabela11.A2" table:number-rows-spanned="4" office:value-type="string">
            <text:p text:style-name="P46"/>
            <text:p text:style-name="P46">Fluxo Principal</text:p>
          </table:table-cell>
          <table:table-cell table:style-name="Tabela11.B2" office:value-type="string">
            <text:p text:style-name="P55">FP1</text:p>
          </table:table-cell>
          <table:table-cell table:style-name="Tabela11.C2" office:value-type="string">
            <text:p text:style-name="P60">O Sistema carregará <text:span text:style-name="T59">as Vendas</text:span> previamente cadastrad<text:span text:style-name="T59">a</text:span>s.</text:p>
          </table:table-cell>
        </table:table-row>
        <table:table-row table:style-name="Tabela11.1">
          <table:covered-table-cell/>
          <table:table-cell table:style-name="Tabela11.B5" office:value-type="string">
            <text:p text:style-name="P55">FP<text:span text:style-name="T34">2</text:span></text:p>
          </table:table-cell>
          <table:table-cell table:style-name="Tabela11.C5" office:value-type="string">
            <text:p text:style-name="P55">O Administrador/<text:span text:style-name="T45">Funcionário</text:span> preencherá <text:span text:style-name="T59">os campos para intervalo de data.</text:span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55">FP<text:span text:style-name="T34">3</text:span></text:p>
          </table:table-cell>
          <table:table-cell table:style-name="Tabela11.C2" office:value-type="string">
            <text:p text:style-name="P55">Para buscar <text:span text:style-name="T59">as Vendas,</text:span> o Administrador/<text:span text:style-name="T45">Funcionário</text:span> deverá clicar no botão <text:span text:style-name="T35">Pesquisa</text:span>r.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55">FP<text:span text:style-name="T34">4</text:span></text:p>
          </table:table-cell>
          <table:table-cell table:style-name="Tabela11.C2" office:value-type="string">
            <text:p text:style-name="P55">O sistema listará todos os resultados encontrados.</text:p>
          </table:table-cell>
        </table:table-row>
        <table:table-row table:style-name="Tabela11.1">
          <table:table-cell table:style-name="Tabela11.A2" table:number-rows-spanned="4" office:value-type="string">
            <text:p text:style-name="P46">Fluxos Alternativos</text:p>
          </table:table-cell>
          <table:table-cell table:style-name="Tabela11.B2" office:value-type="string">
            <text:p text:style-name="P55">FA1</text:p>
          </table:table-cell>
          <table:table-cell table:style-name="Tabela11.C2" office:value-type="string">
            <text:p text:style-name="P55"><text:bookmark-start text:name="__DdeLink__3264_8836594742122"/>Se o Administrador/<text:span text:style-name="T45">Funcionário</text:span> clicar no botão <text:span text:style-name="T1">Novo ele será redirecionado a tela de Edição de Lançamentos.</text:span><text:bookmark-end text:name="__DdeLink__3264_8836594742122"/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55">FA<text:span text:style-name="T59">2</text:span></text:p>
          </table:table-cell>
          <table:table-cell table:style-name="Tabela11.C2" office:value-type="string">
            <text:p text:style-name="P55">Se o Administrador/<text:span text:style-name="T45">Funcionário</text:span> não tiver preenchido <text:span text:style-name="T35">o </text:span>campo <text:span text:style-name="T35">de busca</text:span> <text:span text:style-name="T22">o</text:span> sistema listará todos <text:span text:style-name="T59">as Vendas</text:span>.</text:p>
          </table:table-cell>
        </table:table-row>
        <table:table-row table:style-name="Tabela11.1">
          <table:covered-table-cell/>
          <table:table-cell table:style-name="Tabela11.B10" office:value-type="string">
            <text:p text:style-name="P65">FA<text:span text:style-name="T59">3</text:span></text:p>
          </table:table-cell>
          <table:table-cell table:style-name="Tabela11.C10" office:value-type="string">
            <text:p text:style-name="P55">Se o Administrador/<text:span text:style-name="T45">Funcionário </text:span>clicar <text:span text:style-name="T1">em um dos registros e </text:span>no botão <text:span text:style-name="T38">Deletar, o respectivo registro será removido do banco de dados.</text:span></text:p>
          </table:table-cell>
        </table:table-row>
        <table:table-row table:style-name="Tabela11.1">
          <table:covered-table-cell/>
          <table:table-cell table:style-name="Tabela11.B10" office:value-type="string">
            <text:p text:style-name="P69">FA<text:span text:style-name="T59">4</text:span></text:p>
          </table:table-cell>
          <table:table-cell table:style-name="Tabela11.C10" office:value-type="string">
            <text:p text:style-name="P69">Se o Administrador/<text:span text:style-name="T45">Funcionário</text:span> clicar no botão Relatório, será exibido um arquivo PDF com a listagem de todos <text:span text:style-name="T59">as Vendas</text:span> <text:span text:style-name="T45">pesquisad</text:span>os.</text:p>
          </table:table-cell>
        </table:table-row>
        <table:table-row table:style-name="Tabela11.1">
          <table:table-cell table:style-name="Tabela11.A12" office:value-type="string">
            <text:p text:style-name="P46">Regras de Negócio</text:p>
          </table:table-cell>
          <table:table-cell table:style-name="Tabela11.B2" office:value-type="string">
            <text:p text:style-name="P103"/>
          </table:table-cell>
          <table:table-cell table:style-name="Tabela11.C2" office:value-type="string">
            <text:p text:style-name="P55">NDA.</text:p>
          </table:table-cell>
        </table:table-row>
        <table:table-row>
          <table:table-cell table:style-name="Tabela11.A2" office:value-type="string">
            <text:p text:style-name="P131"/>
          </table:table-cell>
          <table:table-cell table:style-name="Tabela11.B10" office:value-type="string">
            <text:p text:style-name="P112">PC<text:span text:style-name="T59">1</text:span></text:p>
          </table:table-cell>
          <table:table-cell table:style-name="Tabela11.C10" office:value-type="string">
            <text:p text:style-name="P69">O Administrador/<text:span text:style-name="T45">Funcionário </text:span>poderá visualizar o relatório.</text:p>
          </table:table-cell>
        </table:table-row>
        <table:table-row table:style-name="Tabela11.1">
          <table:table-cell table:style-name="Tabela11.A2" office:value-type="string">
            <text:p text:style-name="P46">Casos de Uso Afetados</text:p>
          </table:table-cell>
          <table:table-cell table:style-name="Tabela11.C2" table:number-columns-spanned="2" office:value-type="string">
            <text:p text:style-name="P121">NDA.</text:p>
          </table:table-cell>
          <table:covered-table-cell/>
        </table:table-row>
      </table:table>
      <text:p text:style-name="P94"><text:bookmark-end text:name="__DdeLink__5140_184543890012"/></text:p>
      <text:p text:style-name="P1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28:20.079609209</meta:creation-date>
    <dc:date>2017-10-15T09:17:56.406739818</dc:date>
    <meta:editing-duration>PT2H59M33S</meta:editing-duration>
    <meta:editing-cycles>28</meta:editing-cycles>
    <meta:generator>LibreOffice/5.4.0.3$Linux_X86_64 LibreOffice_project/40m0$Build-3</meta:generator>
    <meta:document-statistic meta:table-count="12" meta:image-count="0" meta:object-count="0" meta:page-count="12" meta:paragraph-count="474" meta:word-count="2896" meta:character-count="18509" meta:non-whitespace-character-count="16068"/>
  </office:meta>
</office:document-meta>
</file>